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office:value-type="string" calcext:value-type="string">
            <text:p>Differential evolution</text:p>
          </table:table-cell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 office:value-type="string" calcext:value-type="string">
            <text:p>Func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0" calcext:value-type="float">
            <text:p>0.00</text:p>
          </table:table-cell>
          <table:table-cell office:value-type="float" office:value="10019" calcext:value-type="float">
            <text:p>10019.00</text:p>
          </table:table-cell>
          <table:table-cell office:value-type="float" office:value="-8000" calcext:value-type="float">
            <text:p>-8000.00</text:p>
          </table:table-cell>
          <table:table-cell office:value-type="float" office:value="0" calcext:value-type="float">
            <text:p>0.00</text:p>
          </table:table-cell>
          <table:table-cell office:value-type="float" office:value="12.7443" calcext:value-type="float">
            <text:p>12.74</text:p>
          </table:table-cell>
          <table:table-cell office:value-type="float" office:value="19.0144" calcext:value-type="float">
            <text:p>19.01</text:p>
          </table:table-cell>
          <table:table-cell office:value-type="float" office:value="57" calcext:value-type="float">
            <text:p>57.00</text:p>
          </table:table-cell>
          <table:table-cell office:value-type="float" office:value="-71.6189" calcext:value-type="float">
            <text:p>-71.62</text:p>
          </table:table-cell>
          <table:table-cell office:value-type="float" office:value="-4599.38" calcext:value-type="float">
            <text:p>-4599.38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4.52122" calcext:value-type="float">
            <text:p>-4.52</text:p>
          </table:table-cell>
          <table:table-cell office:value-type="float" office:value="-18.9836" calcext:value-type="float">
            <text:p>-18.98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49" calcext:value-type="float">
            <text:p>49.00</text:p>
          </table:table-cell>
          <table:table-cell office:value-type="float" office:value="40019" calcext:value-type="float">
            <text:p>40019.00</text:p>
          </table:table-cell>
          <table:table-cell office:value-type="float" office:value="-7840" calcext:value-type="float">
            <text:p>-7840.00</text:p>
          </table:table-cell>
          <table:table-cell office:value-type="float" office:value="0" calcext:value-type="float">
            <text:p>0.00</text:p>
          </table:table-cell>
          <table:table-cell office:value-type="float" office:value="12.7149" calcext:value-type="float">
            <text:p>12.71</text:p>
          </table:table-cell>
          <table:table-cell office:value-type="float" office:value="19" calcext:value-type="float">
            <text:p>19.00</text:p>
          </table:table-cell>
          <table:table-cell office:value-type="float" office:value="59.1768" calcext:value-type="float">
            <text:p>59.18</text:p>
          </table:table-cell>
          <table:table-cell office:value-type="float" office:value="-86.709" calcext:value-type="float">
            <text:p>-86.71</text:p>
          </table:table-cell>
          <table:table-cell office:value-type="float" office:value="-6871.42" calcext:value-type="float">
            <text:p>-6871.42</text:p>
          </table:table-cell>
          <table:table-cell office:value-type="float" office:value="-3670.11" calcext:value-type="float">
            <text:p>-3670.11</text:p>
          </table:table-cell>
          <table:table-cell office:value-type="float" office:value="0" calcext:value-type="float">
            <text:p>0.00</text:p>
          </table:table-cell>
          <table:table-cell office:value-type="float" office:value="-3.50525" calcext:value-type="float">
            <text:p>-3.51</text:p>
          </table:table-cell>
          <table:table-cell office:value-type="float" office:value="-19" calcext:value-type="float">
            <text:p>-19.00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191.38" calcext:value-type="float">
            <text:p>-6191.38</text:p>
          </table:table-cell>
          <table:table-cell office:value-type="float" office:value="484" calcext:value-type="float">
            <text:p>484.00</text:p>
          </table:table-cell>
          <table:table-cell office:value-type="float" office:value="1619" calcext:value-type="float">
            <text:p>1619.00</text:p>
          </table:table-cell>
          <table:table-cell office:value-type="float" office:value="-7640" calcext:value-type="float">
            <text:p>-7640.00</text:p>
          </table:table-cell>
          <table:table-cell office:value-type="float" office:value="0" calcext:value-type="float">
            <text:p>0.00</text:p>
          </table:table-cell>
          <table:table-cell office:value-type="float" office:value="11.955" calcext:value-type="float">
            <text:p>11.96</text:p>
          </table:table-cell>
          <table:table-cell office:value-type="float" office:value="19.0271" calcext:value-type="float">
            <text:p>19.03</text:p>
          </table:table-cell>
          <table:table-cell office:value-type="float" office:value="59.2856" calcext:value-type="float">
            <text:p>59.29</text:p>
          </table:table-cell>
          <table:table-cell office:value-type="float" office:value="-80.6906" calcext:value-type="float">
            <text:p>-80.69</text:p>
          </table:table-cell>
          <table:table-cell office:value-type="float" office:value="-5797.12" calcext:value-type="float">
            <text:p>-5797.12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4.46378" calcext:value-type="float">
            <text:p>-4.46</text:p>
          </table:table-cell>
          <table:table-cell office:value-type="float" office:value="-18.957" calcext:value-type="float">
            <text:p>-18.96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189.06" calcext:value-type="float">
            <text:p>-6189.06</text:p>
          </table:table-cell>
          <table:table-cell office:value-type="float" office:value="25" calcext:value-type="float">
            <text:p>25.00</text:p>
          </table:table-cell>
          <table:table-cell office:value-type="float" office:value="48419" calcext:value-type="float">
            <text:p>48419.00</text:p>
          </table:table-cell>
          <table:table-cell office:value-type="float" office:value="-7000" calcext:value-type="float">
            <text:p>-7000.00</text:p>
          </table:table-cell>
          <table:table-cell office:value-type="float" office:value="0" calcext:value-type="float">
            <text:p>0.00</text:p>
          </table:table-cell>
          <table:table-cell office:value-type="float" office:value="12.3184" calcext:value-type="float">
            <text:p>12.32</text:p>
          </table:table-cell>
          <table:table-cell office:value-type="float" office:value="19.6242" calcext:value-type="float">
            <text:p>19.62</text:p>
          </table:table-cell>
          <table:table-cell office:value-type="float" office:value="59.2856" calcext:value-type="float">
            <text:p>59.29</text:p>
          </table:table-cell>
          <table:table-cell office:value-type="float" office:value="-86.709" calcext:value-type="float">
            <text:p>-86.71</text:p>
          </table:table-cell>
          <table:table-cell office:value-type="float" office:value="-4339.07" calcext:value-type="float">
            <text:p>-4339.07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4.00672" calcext:value-type="float">
            <text:p>-4.01</text:p>
          </table:table-cell>
          <table:table-cell office:value-type="float" office:value="-18.9997" calcext:value-type="float">
            <text:p>-19.00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49" calcext:value-type="float">
            <text:p>49.00</text:p>
          </table:table-cell>
          <table:table-cell office:value-type="float" office:value="48419" calcext:value-type="float">
            <text:p>48419.00</text:p>
          </table:table-cell>
          <table:table-cell office:value-type="float" office:value="-7960" calcext:value-type="float">
            <text:p>-7960.00</text:p>
          </table:table-cell>
          <table:table-cell office:value-type="float" office:value="0" calcext:value-type="float">
            <text:p>0.00</text:p>
          </table:table-cell>
          <table:table-cell office:value-type="float" office:value="12.9965" calcext:value-type="float">
            <text:p>13.00</text:p>
          </table:table-cell>
          <table:table-cell office:value-type="float" office:value="19.0032" calcext:value-type="float">
            <text:p>19.00</text:p>
          </table:table-cell>
          <table:table-cell office:value-type="float" office:value="61.7405" calcext:value-type="float">
            <text:p>61.74</text:p>
          </table:table-cell>
          <table:table-cell office:value-type="float" office:value="-86.709" calcext:value-type="float">
            <text:p>-86.71</text:p>
          </table:table-cell>
          <table:table-cell office:value-type="float" office:value="-4033.4" calcext:value-type="float">
            <text:p>-4033.40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3.24493" calcext:value-type="float">
            <text:p>-3.24</text:p>
          </table:table-cell>
          <table:table-cell office:value-type="float" office:value="-18.9792" calcext:value-type="float">
            <text:p>-18.98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9" calcext:value-type="float">
            <text:p>9.00</text:p>
          </table:table-cell>
          <table:table-cell office:value-type="float" office:value="19" calcext:value-type="float">
            <text:p>19.00</text:p>
          </table:table-cell>
          <table:table-cell office:value-type="float" office:value="-5440" calcext:value-type="float">
            <text:p>-5440.00</text:p>
          </table:table-cell>
          <table:table-cell office:value-type="float" office:value="0" calcext:value-type="float">
            <text:p>0.00</text:p>
          </table:table-cell>
          <table:table-cell office:value-type="float" office:value="12.9" calcext:value-type="float">
            <text:p>12.90</text:p>
          </table:table-cell>
          <table:table-cell office:value-type="float" office:value="19.0144" calcext:value-type="float">
            <text:p>19.01</text:p>
          </table:table-cell>
          <table:table-cell office:value-type="float" office:value="58.728" calcext:value-type="float">
            <text:p>58.73</text:p>
          </table:table-cell>
          <table:table-cell office:value-type="float" office:value="-75.9508" calcext:value-type="float">
            <text:p>-75.95</text:p>
          </table:table-cell>
          <table:table-cell office:value-type="float" office:value="-5012.04" calcext:value-type="float">
            <text:p>-5012.04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5.0659" calcext:value-type="float">
            <text:p>-5.07</text:p>
          </table:table-cell>
          <table:table-cell office:value-type="float" office:value="-18.9981" calcext:value-type="float">
            <text:p>-19.00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0" calcext:value-type="float">
            <text:p>0.00</text:p>
          </table:table-cell>
          <table:table-cell office:value-type="float" office:value="22519" calcext:value-type="float">
            <text:p>22519.00</text:p>
          </table:table-cell>
          <table:table-cell office:value-type="float" office:value="-6560" calcext:value-type="float">
            <text:p>-6560.00</text:p>
          </table:table-cell>
          <table:table-cell office:value-type="float" office:value="0" calcext:value-type="float">
            <text:p>0.00</text:p>
          </table:table-cell>
          <table:table-cell office:value-type="float" office:value="13.1874" calcext:value-type="float">
            <text:p>13.19</text:p>
          </table:table-cell>
          <table:table-cell office:value-type="float" office:value="19.0032" calcext:value-type="float">
            <text:p>19.00</text:p>
          </table:table-cell>
          <table:table-cell office:value-type="float" office:value="57" calcext:value-type="float">
            <text:p>57.00</text:p>
          </table:table-cell>
          <table:table-cell office:value-type="float" office:value="-93.4916" calcext:value-type="float">
            <text:p>-93.49</text:p>
          </table:table-cell>
          <table:table-cell office:value-type="float" office:value="-6826.42" calcext:value-type="float">
            <text:p>-6826.42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5.7412" calcext:value-type="float">
            <text:p>-5.74</text:p>
          </table:table-cell>
          <table:table-cell office:value-type="float" office:value="-18.9987" calcext:value-type="float">
            <text:p>-19.00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16" calcext:value-type="float">
            <text:p>16.00</text:p>
          </table:table-cell>
          <table:table-cell office:value-type="float" office:value="19" calcext:value-type="float">
            <text:p>19.00</text:p>
          </table:table-cell>
          <table:table-cell office:value-type="float" office:value="-7840" calcext:value-type="float">
            <text:p>-7840.00</text:p>
          </table:table-cell>
          <table:table-cell office:value-type="float" office:value="0" calcext:value-type="float">
            <text:p>0.00</text:p>
          </table:table-cell>
          <table:table-cell office:value-type="float" office:value="12.716" calcext:value-type="float">
            <text:p>12.72</text:p>
          </table:table-cell>
          <table:table-cell office:value-type="float" office:value="19.0368" calcext:value-type="float">
            <text:p>19.04</text:p>
          </table:table-cell>
          <table:table-cell office:value-type="float" office:value="58.728" calcext:value-type="float">
            <text:p>58.73</text:p>
          </table:table-cell>
          <table:table-cell office:value-type="float" office:value="-86.709" calcext:value-type="float">
            <text:p>-86.71</text:p>
          </table:table-cell>
          <table:table-cell office:value-type="float" office:value="-4019.4" calcext:value-type="float">
            <text:p>-4019.40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3.5801" calcext:value-type="float">
            <text:p>-3.58</text:p>
          </table:table-cell>
          <table:table-cell office:value-type="float" office:value="-18.99" calcext:value-type="float">
            <text:p>-18.99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25" calcext:value-type="float">
            <text:p>25.00</text:p>
          </table:table-cell>
          <table:table-cell office:value-type="float" office:value="19" calcext:value-type="float">
            <text:p>19.00</text:p>
          </table:table-cell>
          <table:table-cell office:value-type="float" office:value="-8000" calcext:value-type="float">
            <text:p>-8000.00</text:p>
          </table:table-cell>
          <table:table-cell office:value-type="float" office:value="0" calcext:value-type="float">
            <text:p>0.00</text:p>
          </table:table-cell>
          <table:table-cell office:value-type="float" office:value="12.8859" calcext:value-type="float">
            <text:p>12.89</text:p>
          </table:table-cell>
          <table:table-cell office:value-type="float" office:value="19.0144" calcext:value-type="float">
            <text:p>19.01</text:p>
          </table:table-cell>
          <table:table-cell office:value-type="float" office:value="57.0261" calcext:value-type="float">
            <text:p>57.03</text:p>
          </table:table-cell>
          <table:table-cell office:value-type="float" office:value="-93.4916" calcext:value-type="float">
            <text:p>-93.49</text:p>
          </table:table-cell>
          <table:table-cell office:value-type="float" office:value="-5327.3" calcext:value-type="float">
            <text:p>-5327.30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3.65927" calcext:value-type="float">
            <text:p>-3.66</text:p>
          </table:table-cell>
          <table:table-cell office:value-type="float" office:value="-18.9994" calcext:value-type="float">
            <text:p>-19.00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175.1" calcext:value-type="float">
            <text:p>-6175.10</text:p>
          </table:table-cell>
          <table:table-cell office:value-type="float" office:value="36" calcext:value-type="float">
            <text:p>36.00</text:p>
          </table:table-cell>
          <table:table-cell office:value-type="float" office:value="168119" calcext:value-type="float">
            <text:p>168119.00</text:p>
          </table:table-cell>
          <table:table-cell office:value-type="float" office:value="-8000" calcext:value-type="float">
            <text:p>-8000.00</text:p>
          </table:table-cell>
          <table:table-cell office:value-type="float" office:value="0" calcext:value-type="float">
            <text:p>0.00</text:p>
          </table:table-cell>
          <table:table-cell office:value-type="float" office:value="11.6206" calcext:value-type="float">
            <text:p>11.62</text:p>
          </table:table-cell>
          <table:table-cell office:value-type="float" office:value="19.0032" calcext:value-type="float">
            <text:p>19.00</text:p>
          </table:table-cell>
          <table:table-cell office:value-type="float" office:value="59.2856" calcext:value-type="float">
            <text:p>59.29</text:p>
          </table:table-cell>
          <table:table-cell office:value-type="float" office:value="-80.6906" calcext:value-type="float">
            <text:p>-80.69</text:p>
          </table:table-cell>
          <table:table-cell office:value-type="float" office:value="-4392.5" calcext:value-type="float">
            <text:p>-4392.50</text:p>
          </table:table-cell>
          <table:table-cell office:value-type="float" office:value="-8831.51" calcext:value-type="float">
            <text:p>-8831.51</text:p>
          </table:table-cell>
          <table:table-cell office:value-type="float" office:value="0" calcext:value-type="float">
            <text:p>0.00</text:p>
          </table:table-cell>
          <table:table-cell office:value-type="float" office:value="-4.64855" calcext:value-type="float">
            <text:p>-4.65</text:p>
          </table:table-cell>
          <table:table-cell office:value-type="float" office:value="-18.9996" calcext:value-type="float">
            <text:p>-19.00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36" calcext:value-type="float">
            <text:p>36.00</text:p>
          </table:table-cell>
          <table:table-cell office:value-type="float" office:value="12119" calcext:value-type="float">
            <text:p>12119.00</text:p>
          </table:table-cell>
          <table:table-cell office:value-type="float" office:value="-8000" calcext:value-type="float">
            <text:p>-8000.00</text:p>
          </table:table-cell>
          <table:table-cell office:value-type="float" office:value="0" calcext:value-type="float">
            <text:p>0.00</text:p>
          </table:table-cell>
          <table:table-cell office:value-type="float" office:value="11.9855" calcext:value-type="float">
            <text:p>11.99</text:p>
          </table:table-cell>
          <table:table-cell office:value-type="float" office:value="19.021" calcext:value-type="float">
            <text:p>19.02</text:p>
          </table:table-cell>
          <table:table-cell office:value-type="float" office:value="58.728" calcext:value-type="float">
            <text:p>58.73</text:p>
          </table:table-cell>
          <table:table-cell office:value-type="float" office:value="-93.4916" calcext:value-type="float">
            <text:p>-93.49</text:p>
          </table:table-cell>
          <table:table-cell office:value-type="float" office:value="-3975.19" calcext:value-type="float">
            <text:p>-3975.19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3.90311" calcext:value-type="float">
            <text:p>-3.90</text:p>
          </table:table-cell>
          <table:table-cell office:value-type="float" office:value="-19" calcext:value-type="float">
            <text:p>-19.00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25" calcext:value-type="float">
            <text:p>25.00</text:p>
          </table:table-cell>
          <table:table-cell office:value-type="float" office:value="19" calcext:value-type="float">
            <text:p>19.00</text:p>
          </table:table-cell>
          <table:table-cell office:value-type="float" office:value="-7960" calcext:value-type="float">
            <text:p>-7960.00</text:p>
          </table:table-cell>
          <table:table-cell office:value-type="float" office:value="0" calcext:value-type="float">
            <text:p>0.00</text:p>
          </table:table-cell>
          <table:table-cell office:value-type="float" office:value="12.0168" calcext:value-type="float">
            <text:p>12.02</text:p>
          </table:table-cell>
          <table:table-cell office:value-type="float" office:value="19.0271" calcext:value-type="float">
            <text:p>19.03</text:p>
          </table:table-cell>
          <table:table-cell office:value-type="float" office:value="59.7356" calcext:value-type="float">
            <text:p>59.74</text:p>
          </table:table-cell>
          <table:table-cell office:value-type="float" office:value="-75.9508" calcext:value-type="float">
            <text:p>-75.95</text:p>
          </table:table-cell>
          <table:table-cell office:value-type="float" office:value="-4579.12" calcext:value-type="float">
            <text:p>-4579.12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4.21659" calcext:value-type="float">
            <text:p>-4.22</text:p>
          </table:table-cell>
          <table:table-cell office:value-type="float" office:value="-18.9981" calcext:value-type="float">
            <text:p>-19.00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900" calcext:value-type="float">
            <text:p>900.00</text:p>
          </table:table-cell>
          <table:table-cell office:value-type="float" office:value="119" calcext:value-type="float">
            <text:p>119.00</text:p>
          </table:table-cell>
          <table:table-cell office:value-type="float" office:value="-7960" calcext:value-type="float">
            <text:p>-7960.00</text:p>
          </table:table-cell>
          <table:table-cell office:value-type="float" office:value="0" calcext:value-type="float">
            <text:p>0.00</text:p>
          </table:table-cell>
          <table:table-cell office:value-type="float" office:value="11.0015" calcext:value-type="float">
            <text:p>11.00</text:p>
          </table:table-cell>
          <table:table-cell office:value-type="float" office:value="19.0688" calcext:value-type="float">
            <text:p>19.07</text:p>
          </table:table-cell>
          <table:table-cell office:value-type="float" office:value="57" calcext:value-type="float">
            <text:p>57.00</text:p>
          </table:table-cell>
          <table:table-cell office:value-type="float" office:value="-80.6906" calcext:value-type="float">
            <text:p>-80.69</text:p>
          </table:table-cell>
          <table:table-cell office:value-type="float" office:value="-5821.62" calcext:value-type="float">
            <text:p>-5821.62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5.38258" calcext:value-type="float">
            <text:p>-5.38</text:p>
          </table:table-cell>
          <table:table-cell office:value-type="float" office:value="-18.9997" calcext:value-type="float">
            <text:p>-19.00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/>
          <table:table-cell office:value-type="float" office:value="-6084.59" calcext:value-type="float">
            <text:p>-6084.59</text:p>
          </table:table-cell>
          <table:table-cell office:value-type="float" office:value="289" calcext:value-type="float">
            <text:p>289.00</text:p>
          </table:table-cell>
          <table:table-cell office:value-type="float" office:value="119" calcext:value-type="float">
            <text:p>119.00</text:p>
          </table:table-cell>
          <table:table-cell office:value-type="float" office:value="-7840" calcext:value-type="float">
            <text:p>-7840.00</text:p>
          </table:table-cell>
          <table:table-cell office:value-type="float" office:value="0" calcext:value-type="float">
            <text:p>0.00</text:p>
          </table:table-cell>
          <table:table-cell office:value-type="float" office:value="12.7123" calcext:value-type="float">
            <text:p>12.71</text:p>
          </table:table-cell>
          <table:table-cell office:value-type="float" office:value="19.0032" calcext:value-type="float">
            <text:p>19.00</text:p>
          </table:table-cell>
          <table:table-cell office:value-type="float" office:value="61.3758" calcext:value-type="float">
            <text:p>61.38</text:p>
          </table:table-cell>
          <table:table-cell office:value-type="float" office:value="-80.6906" calcext:value-type="float">
            <text:p>-80.69</text:p>
          </table:table-cell>
          <table:table-cell office:value-type="float" office:value="-4490.95" calcext:value-type="float">
            <text:p>-4490.95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5.29015" calcext:value-type="float">
            <text:p>-5.29</text:p>
          </table:table-cell>
          <table:table-cell office:value-type="float" office:value="-19" calcext:value-type="float">
            <text:p>-19.00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6198.85" calcext:value-type="float">
            <text:p>-6198.85</text:p>
          </table:table-cell>
          <table:table-cell office:value-type="float" office:value="0" calcext:value-type="float">
            <text:p>0.00</text:p>
          </table:table-cell>
          <table:table-cell office:value-type="float" office:value="40019" calcext:value-type="float">
            <text:p>40019.00</text:p>
          </table:table-cell>
          <table:table-cell office:value-type="float" office:value="-7960" calcext:value-type="float">
            <text:p>-7960.00</text:p>
          </table:table-cell>
          <table:table-cell office:value-type="float" office:value="0" calcext:value-type="float">
            <text:p>0.00</text:p>
          </table:table-cell>
          <table:table-cell office:value-type="float" office:value="12.0054" calcext:value-type="float">
            <text:p>12.01</text:p>
          </table:table-cell>
          <table:table-cell office:value-type="float" office:value="19" calcext:value-type="float">
            <text:p>19.00</text:p>
          </table:table-cell>
          <table:table-cell office:value-type="float" office:value="57" calcext:value-type="float">
            <text:p>57.00</text:p>
          </table:table-cell>
          <table:table-cell office:value-type="float" office:value="-75.9508" calcext:value-type="float">
            <text:p>-75.95</text:p>
          </table:table-cell>
          <table:table-cell office:value-type="float" office:value="-4301.84" calcext:value-type="float">
            <text:p>-4301.84</text:p>
          </table:table-cell>
          <table:table-cell office:value-type="float" office:value="-8821.2" calcext:value-type="float">
            <text:p>-8821.20</text:p>
          </table:table-cell>
          <table:table-cell office:value-type="float" office:value="0" calcext:value-type="float">
            <text:p>0.00</text:p>
          </table:table-cell>
          <table:table-cell office:value-type="float" office:value="-3.03292" calcext:value-type="float">
            <text:p>-3.03</text:p>
          </table:table-cell>
          <table:table-cell office:value-type="float" office:value="-18.9998" calcext:value-type="float">
            <text:p>-19.00</text:p>
          </table:table-cell>
          <table:table-cell office:value-type="float" office:value="-23.0328" calcext:value-type="float">
            <text:p>-23.0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20])" office:value-type="float" office:value="-6112.32533333333" calcext:value-type="float">
            <text:p>-6112.33</text:p>
          </table:table-cell>
          <table:table-cell table:formula="of:=AVERAGE([.C6:.C20])" office:value-type="float" office:value="129.533333333333" calcext:value-type="float">
            <text:p>129.53</text:p>
          </table:table-cell>
          <table:table-cell table:formula="of:=AVERAGE([.D6:.D20])" office:value-type="float" office:value="26105.6666666667" calcext:value-type="float">
            <text:p>26105.67</text:p>
          </table:table-cell>
          <table:table-cell table:formula="of:=AVERAGE([.E6:.E20])" office:value-type="float" office:value="-7600" calcext:value-type="float">
            <text:p>-7600.00</text:p>
          </table:table-cell>
          <table:table-cell table:formula="of:=AVERAGE([.F6:.F20])" office:value-type="float" office:value="0" calcext:value-type="float">
            <text:p>0.00</text:p>
          </table:table-cell>
          <table:table-cell table:formula="of:=AVERAGE([.G6:.G20])" office:value-type="float" office:value="12.3840333333333" calcext:value-type="float">
            <text:p>12.38</text:p>
          </table:table-cell>
          <table:table-cell table:formula="of:=AVERAGE([.H6:.H20])" office:value-type="float" office:value="19.0574" calcext:value-type="float">
            <text:p>19.06</text:p>
          </table:table-cell>
          <table:table-cell table:formula="of:=AVERAGE([.I6:.I20])" office:value-type="float" office:value="58.7397066666667" calcext:value-type="float">
            <text:p>58.74</text:p>
          </table:table-cell>
          <table:table-cell table:formula="of:=AVERAGE([.J6:.J20])" office:value-type="float" office:value="-83.3029666666667" calcext:value-type="float">
            <text:p>-83.30</text:p>
          </table:table-cell>
          <table:table-cell table:formula="of:=AVERAGE([.K6:.K20])" office:value-type="float" office:value="-4959.118" calcext:value-type="float">
            <text:p>-4959.12</text:p>
          </table:table-cell>
          <table:table-cell table:formula="of:=AVERAGE([.L6:.L20])" office:value-type="float" office:value="-8478.48133333333" calcext:value-type="float">
            <text:p>-8478.48</text:p>
          </table:table-cell>
          <table:table-cell table:formula="of:=AVERAGE([.M6:.M20])" office:value-type="float" office:value="0" calcext:value-type="float">
            <text:p>0.00</text:p>
          </table:table-cell>
          <table:table-cell table:formula="of:=AVERAGE([.N6:.N20])" office:value-type="float" office:value="-4.28415133333333" calcext:value-type="float">
            <text:p>-4.28</text:p>
          </table:table-cell>
          <table:table-cell table:formula="of:=AVERAGE([.O6:.O20])" office:value-type="float" office:value="-18.9935266666667" calcext:value-type="float">
            <text:p>-18.99</text:p>
          </table:table-cell>
          <table:table-cell table:formula="of:=AVERAGE([.P6:.P20])" office:value-type="float" office:value="-21.9138133333333" calcext:value-type="float">
            <text:p>-21.9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6:.B20])" office:value-type="float" office:value="-6084.59" calcext:value-type="float">
            <text:p>-6084.59</text:p>
          </table:table-cell>
          <table:table-cell table:formula="of:=MEDIAN([.C6:.C20])" office:value-type="float" office:value="25" calcext:value-type="float">
            <text:p>25.00</text:p>
          </table:table-cell>
          <table:table-cell table:formula="of:=MEDIAN([.D6:.D20])" office:value-type="float" office:value="10019" calcext:value-type="float">
            <text:p>10019.00</text:p>
          </table:table-cell>
          <table:table-cell table:formula="of:=MEDIAN([.E6:.E20])" office:value-type="float" office:value="-7960" calcext:value-type="float">
            <text:p>-7960.00</text:p>
          </table:table-cell>
          <table:table-cell table:formula="of:=MEDIAN([.F6:.F20])" office:value-type="float" office:value="0" calcext:value-type="float">
            <text:p>0.00</text:p>
          </table:table-cell>
          <table:table-cell table:formula="of:=MEDIAN([.G6:.G20])" office:value-type="float" office:value="12.7123" calcext:value-type="float">
            <text:p>12.71</text:p>
          </table:table-cell>
          <table:table-cell table:formula="of:=MEDIAN([.H6:.H20])" office:value-type="float" office:value="19.0144" calcext:value-type="float">
            <text:p>19.01</text:p>
          </table:table-cell>
          <table:table-cell table:formula="of:=MEDIAN([.I6:.I20])" office:value-type="float" office:value="58.728" calcext:value-type="float">
            <text:p>58.73</text:p>
          </table:table-cell>
          <table:table-cell table:formula="of:=MEDIAN([.J6:.J20])" office:value-type="float" office:value="-80.6906" calcext:value-type="float">
            <text:p>-80.69</text:p>
          </table:table-cell>
          <table:table-cell table:formula="of:=MEDIAN([.K6:.K20])" office:value-type="float" office:value="-4579.12" calcext:value-type="float">
            <text:p>-4579.12</text:p>
          </table:table-cell>
          <table:table-cell table:formula="of:=MEDIAN([.L6:.L20])" office:value-type="float" office:value="-8821.2" calcext:value-type="float">
            <text:p>-8821.20</text:p>
          </table:table-cell>
          <table:table-cell table:formula="of:=MEDIAN([.M6:.M20])" office:value-type="float" office:value="0" calcext:value-type="float">
            <text:p>0.00</text:p>
          </table:table-cell>
          <table:table-cell table:formula="of:=MEDIAN([.N6:.N20])" office:value-type="float" office:value="-4.21659" calcext:value-type="float">
            <text:p>-4.22</text:p>
          </table:table-cell>
          <table:table-cell table:formula="of:=MEDIAN([.O6:.O20])" office:value-type="float" office:value="-18.9994" calcext:value-type="float">
            <text:p>-19.00</text:p>
          </table:table-cell>
          <table:table-cell table:formula="of:=MEDIAN([.P6:.P20])" office:value-type="float" office:value="-23.0328" calcext:value-type="float">
            <text:p>-23.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20])" office:value-type="float" office:value="-6198.85" calcext:value-type="float">
            <text:p>-6198.85</text:p>
          </table:table-cell>
          <table:table-cell table:formula="of:=MIN([.C6:.C20])" office:value-type="float" office:value="0" calcext:value-type="float">
            <text:p>0.00</text:p>
          </table:table-cell>
          <table:table-cell table:formula="of:=MIN([.D6:.D20])" office:value-type="float" office:value="19" calcext:value-type="float">
            <text:p>19.00</text:p>
          </table:table-cell>
          <table:table-cell table:formula="of:=MIN([.E6:.E20])" office:value-type="float" office:value="-8000" calcext:value-type="float">
            <text:p>-8000.00</text:p>
          </table:table-cell>
          <table:table-cell table:formula="of:=MIN([.F6:.F20])" office:value-type="float" office:value="0" calcext:value-type="float">
            <text:p>0.00</text:p>
          </table:table-cell>
          <table:table-cell table:formula="of:=MIN([.G6:.G20])" office:value-type="float" office:value="11.0015" calcext:value-type="float">
            <text:p>11.00</text:p>
          </table:table-cell>
          <table:table-cell table:formula="of:=MIN([.H6:.H20])" office:value-type="float" office:value="19" calcext:value-type="float">
            <text:p>19.00</text:p>
          </table:table-cell>
          <table:table-cell table:formula="of:=MIN([.I6:.I20])" office:value-type="float" office:value="57" calcext:value-type="float">
            <text:p>57.00</text:p>
          </table:table-cell>
          <table:table-cell table:formula="of:=MIN([.J6:.J20])" office:value-type="float" office:value="-93.4916" calcext:value-type="float">
            <text:p>-93.49</text:p>
          </table:table-cell>
          <table:table-cell table:formula="of:=MIN([.K6:.K20])" office:value-type="float" office:value="-6871.42" calcext:value-type="float">
            <text:p>-6871.42</text:p>
          </table:table-cell>
          <table:table-cell table:formula="of:=MIN([.L6:.L20])" office:value-type="float" office:value="-8831.51" calcext:value-type="float">
            <text:p>-8831.51</text:p>
          </table:table-cell>
          <table:table-cell table:formula="of:=MIN([.M6:.M20])" office:value-type="float" office:value="0" calcext:value-type="float">
            <text:p>0.00</text:p>
          </table:table-cell>
          <table:table-cell table:formula="of:=MIN([.N6:.N20])" office:value-type="float" office:value="-5.7412" calcext:value-type="float">
            <text:p>-5.74</text:p>
          </table:table-cell>
          <table:table-cell table:formula="of:=MIN([.O6:.O20])" office:value-type="float" office:value="-19" calcext:value-type="float">
            <text:p>-19.00</text:p>
          </table:table-cell>
          <table:table-cell table:formula="of:=MIN([.P6:.P20])" office:value-type="float" office:value="-23.0328" calcext:value-type="float">
            <text:p>-23.0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20])" office:value-type="float" office:value="-6084.59" calcext:value-type="float">
            <text:p>-6084.59</text:p>
          </table:table-cell>
          <table:table-cell table:formula="of:=MAX([.C6:.C20])" office:value-type="float" office:value="900" calcext:value-type="float">
            <text:p>900.00</text:p>
          </table:table-cell>
          <table:table-cell table:formula="of:=MAX([.D6:.D20])" office:value-type="float" office:value="168119" calcext:value-type="float">
            <text:p>168119.00</text:p>
          </table:table-cell>
          <table:table-cell table:formula="of:=MAX([.E6:.E20])" office:value-type="float" office:value="-5440" calcext:value-type="float">
            <text:p>-5440.00</text:p>
          </table:table-cell>
          <table:table-cell table:formula="of:=MAX([.F6:.F20])" office:value-type="float" office:value="0" calcext:value-type="float">
            <text:p>0.00</text:p>
          </table:table-cell>
          <table:table-cell table:formula="of:=MAX([.G6:.G20])" office:value-type="float" office:value="13.1874" calcext:value-type="float">
            <text:p>13.19</text:p>
          </table:table-cell>
          <table:table-cell table:formula="of:=MAX([.H6:.H20])" office:value-type="float" office:value="19.6242" calcext:value-type="float">
            <text:p>19.62</text:p>
          </table:table-cell>
          <table:table-cell table:formula="of:=MAX([.I6:.I20])" office:value-type="float" office:value="61.7405" calcext:value-type="float">
            <text:p>61.74</text:p>
          </table:table-cell>
          <table:table-cell table:formula="of:=MAX([.J6:.J20])" office:value-type="float" office:value="-71.6189" calcext:value-type="float">
            <text:p>-71.62</text:p>
          </table:table-cell>
          <table:table-cell table:formula="of:=MAX([.K6:.K20])" office:value-type="float" office:value="-3975.19" calcext:value-type="float">
            <text:p>-3975.19</text:p>
          </table:table-cell>
          <table:table-cell table:formula="of:=MAX([.L6:.L20])" office:value-type="float" office:value="-3670.11" calcext:value-type="float">
            <text:p>-3670.11</text:p>
          </table:table-cell>
          <table:table-cell table:formula="of:=MAX([.M6:.M20])" office:value-type="float" office:value="0" calcext:value-type="float">
            <text:p>0.00</text:p>
          </table:table-cell>
          <table:table-cell table:formula="of:=MAX([.N6:.N20])" office:value-type="float" office:value="-3.03292" calcext:value-type="float">
            <text:p>-3.03</text:p>
          </table:table-cell>
          <table:table-cell table:formula="of:=MAX([.O6:.O20])" office:value-type="float" office:value="-18.957" calcext:value-type="float">
            <text:p>-18.96</text:p>
          </table:table-cell>
          <table:table-cell table:formula="of:=MAX([.P6:.P20])" office:value-type="float" office:value="-14.6404" calcext:value-type="float">
            <text:p>-14.64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[.B24]-[.B23]" office:value-type="float" office:value="114.26" calcext:value-type="float">
            <text:p>114.26</text:p>
          </table:table-cell>
          <table:table-cell table:formula="of:=[.C24]-[.C23]" office:value-type="float" office:value="900" calcext:value-type="float">
            <text:p>900.00</text:p>
          </table:table-cell>
          <table:table-cell table:formula="of:=[.D24]-[.D23]" office:value-type="float" office:value="168100" calcext:value-type="float">
            <text:p>168100.00</text:p>
          </table:table-cell>
          <table:table-cell table:formula="of:=[.E24]-[.E23]" office:value-type="float" office:value="2560" calcext:value-type="float">
            <text:p>2560.00</text:p>
          </table:table-cell>
          <table:table-cell table:formula="of:=[.F24]-[.F23]" office:value-type="float" office:value="0" calcext:value-type="float">
            <text:p>0.00</text:p>
          </table:table-cell>
          <table:table-cell table:formula="of:=[.G24]-[.G23]" office:value-type="float" office:value="2.1859" calcext:value-type="float">
            <text:p>2.19</text:p>
          </table:table-cell>
          <table:table-cell table:formula="of:=[.H24]-[.H23]" office:value-type="float" office:value="0.624199999999998" calcext:value-type="float">
            <text:p>0.62</text:p>
          </table:table-cell>
          <table:table-cell table:formula="of:=[.I24]-[.I23]" office:value-type="float" office:value="4.7405" calcext:value-type="float">
            <text:p>4.74</text:p>
          </table:table-cell>
          <table:table-cell table:formula="of:=[.J24]-[.J23]" office:value-type="float" office:value="21.8727" calcext:value-type="float">
            <text:p>21.87</text:p>
          </table:table-cell>
          <table:table-cell table:formula="of:=[.K24]-[.K23]" office:value-type="float" office:value="2896.23" calcext:value-type="float">
            <text:p>2896.23</text:p>
          </table:table-cell>
          <table:table-cell table:formula="of:=[.L24]-[.L23]" office:value-type="float" office:value="5161.4" calcext:value-type="float">
            <text:p>5161.40</text:p>
          </table:table-cell>
          <table:table-cell table:formula="of:=[.M24]-[.M23]" office:value-type="float" office:value="0" calcext:value-type="float">
            <text:p>0.00</text:p>
          </table:table-cell>
          <table:table-cell table:formula="of:=[.N24]-[.N23]" office:value-type="float" office:value="2.70828" calcext:value-type="float">
            <text:p>2.71</text:p>
          </table:table-cell>
          <table:table-cell table:formula="of:=[.O24]-[.O23]" office:value-type="float" office:value="0.0429999999999993" calcext:value-type="float">
            <text:p>0.04</text:p>
          </table:table-cell>
          <table:table-cell table:formula="of:=[.P24]-[.P23]" office:value-type="float" office:value="8.3924" calcext:value-type="float">
            <text:p>8.39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6:.B20])" office:value-type="float" office:value="47.8291318679119" calcext:value-type="float">
            <text:p>47.83</text:p>
          </table:table-cell>
          <table:table-cell table:formula="of:=STDEV([.C6:.C20])" office:value-type="float" office:value="251.523888858825" calcext:value-type="float">
            <text:p>251.52</text:p>
          </table:table-cell>
          <table:table-cell table:formula="of:=STDEV([.D6:.D20])" office:value-type="float" office:value="43662.878425282" calcext:value-type="float">
            <text:p>43662.88</text:p>
          </table:table-cell>
          <table:table-cell table:formula="of:=STDEV([.E6:.E20])" office:value-type="float" office:value="728.991475552747" calcext:value-type="float">
            <text:p>728.99</text:p>
          </table:table-cell>
          <table:table-cell table:formula="of:=STDEV([.F6:.F20])" office:value-type="float" office:value="0" calcext:value-type="float">
            <text:p>0.00</text:p>
          </table:table-cell>
          <table:table-cell table:formula="of:=STDEV([.G6:.G20])" office:value-type="float" office:value="0.604476716633801" calcext:value-type="float">
            <text:p>0.60</text:p>
          </table:table-cell>
          <table:table-cell table:formula="of:=STDEV([.H6:.H20])" office:value-type="float" office:value="0.15785725468645" calcext:value-type="float">
            <text:p>0.16</text:p>
          </table:table-cell>
          <table:table-cell table:formula="of:=STDEV([.I6:.I20])" office:value-type="float" office:value="1.53701420872077" calcext:value-type="float">
            <text:p>1.54</text:p>
          </table:table-cell>
          <table:table-cell table:formula="of:=STDEV([.J6:.J20])" office:value-type="float" office:value="6.98880388413872" calcext:value-type="float">
            <text:p>6.99</text:p>
          </table:table-cell>
          <table:table-cell table:formula="of:=STDEV([.K6:.K20])" office:value-type="float" office:value="966.100059600453" calcext:value-type="float">
            <text:p>966.10</text:p>
          </table:table-cell>
          <table:table-cell table:formula="of:=STDEV([.L6:.L20])" office:value-type="float" office:value="1330.19851410482" calcext:value-type="float">
            <text:p>1330.20</text:p>
          </table:table-cell>
          <table:table-cell table:formula="of:=STDEV([.M6:.M20])" office:value-type="float" office:value="0" calcext:value-type="float">
            <text:p>0.00</text:p>
          </table:table-cell>
          <table:table-cell table:formula="of:=STDEV([.N6:.N20])" office:value-type="float" office:value="0.825447640459982" calcext:value-type="float">
            <text:p>0.83</text:p>
          </table:table-cell>
          <table:table-cell table:formula="of:=STDEV([.O6:.O20])" office:value-type="float" office:value="0.0120466039474481" calcext:value-type="float">
            <text:p>0.01</text:p>
          </table:table-cell>
          <table:table-cell table:formula="of:=STDEV([.P6:.P20])" office:value-type="float" office:value="2.9529983324137" calcext:value-type="float">
            <text:p>2.9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Genet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1">
          <table:table-cell/>
          <table:table-cell office:value-type="float" office:value="-3527.8" calcext:value-type="float">
            <text:p>-3527.80</text:p>
          </table:table-cell>
          <table:table-cell office:value-type="float" office:value="22853" calcext:value-type="float">
            <text:p>22853.00</text:p>
          </table:table-cell>
          <table:table-cell office:value-type="float" office:value="4222980000" calcext:value-type="float">
            <text:p>4222980000.00</text:p>
          </table:table-cell>
          <table:table-cell office:value-type="float" office:value="87720" calcext:value-type="float">
            <text:p>87720.00</text:p>
          </table:table-cell>
          <table:table-cell office:value-type="float" office:value="137.133" calcext:value-type="float">
            <text:p>137.13</text:p>
          </table:table-cell>
          <table:table-cell office:value-type="float" office:value="12.3952" calcext:value-type="float">
            <text:p>12.40</text:p>
          </table:table-cell>
          <table:table-cell office:value-type="float" office:value="33.1976" calcext:value-type="float">
            <text:p>33.20</text:p>
          </table:table-cell>
          <table:table-cell office:value-type="float" office:value="217.394" calcext:value-type="float">
            <text:p>217.39</text:p>
          </table:table-cell>
          <table:table-cell office:value-type="float" office:value="282.371" calcext:value-type="float">
            <text:p>282.37</text:p>
          </table:table-cell>
          <table:table-cell office:value-type="float" office:value="-5337.19" calcext:value-type="float">
            <text:p>-5337.19</text:p>
          </table:table-cell>
          <table:table-cell office:value-type="float" office:value="-2938.5" calcext:value-type="float">
            <text:p>-2938.50</text:p>
          </table:table-cell>
          <table:table-cell office:value-type="float" office:value="7.94431" calcext:value-type="float">
            <text:p>7.94</text:p>
          </table:table-cell>
          <table:table-cell office:value-type="float" office:value="-3.82928" calcext:value-type="float">
            <text:p>-3.83</text:p>
          </table:table-cell>
          <table:table-cell office:value-type="float" office:value="-13.5025" calcext:value-type="float">
            <text:p>-13.50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109.69" calcext:value-type="float">
            <text:p>-3109.69</text:p>
          </table:table-cell>
          <table:table-cell office:value-type="float" office:value="18826" calcext:value-type="float">
            <text:p>18826.00</text:p>
          </table:table-cell>
          <table:table-cell office:value-type="float" office:value="4445130000" calcext:value-type="float">
            <text:p>4445130000.00</text:p>
          </table:table-cell>
          <table:table-cell office:value-type="float" office:value="88120" calcext:value-type="float">
            <text:p>88120.00</text:p>
          </table:table-cell>
          <table:table-cell office:value-type="float" office:value="167.146" calcext:value-type="float">
            <text:p>167.15</text:p>
          </table:table-cell>
          <table:table-cell office:value-type="float" office:value="12.1704" calcext:value-type="float">
            <text:p>12.17</text:p>
          </table:table-cell>
          <table:table-cell office:value-type="float" office:value="38.6601" calcext:value-type="float">
            <text:p>38.66</text:p>
          </table:table-cell>
          <table:table-cell office:value-type="float" office:value="211.049" calcext:value-type="float">
            <text:p>211.05</text:p>
          </table:table-cell>
          <table:table-cell office:value-type="float" office:value="277.775" calcext:value-type="float">
            <text:p>277.78</text:p>
          </table:table-cell>
          <table:table-cell office:value-type="float" office:value="-4926.41" calcext:value-type="float">
            <text:p>-4926.41</text:p>
          </table:table-cell>
          <table:table-cell office:value-type="float" office:value="-2947.36" calcext:value-type="float">
            <text:p>-2947.36</text:p>
          </table:table-cell>
          <table:table-cell office:value-type="float" office:value="7.75229" calcext:value-type="float">
            <text:p>7.75</text:p>
          </table:table-cell>
          <table:table-cell office:value-type="float" office:value="-4.50752" calcext:value-type="float">
            <text:p>-4.51</text:p>
          </table:table-cell>
          <table:table-cell office:value-type="float" office:value="-10.2383" calcext:value-type="float">
            <text:p>-10.24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292.95" calcext:value-type="float">
            <text:p>-3292.95</text:p>
          </table:table-cell>
          <table:table-cell office:value-type="float" office:value="22376" calcext:value-type="float">
            <text:p>22376.00</text:p>
          </table:table-cell>
          <table:table-cell office:value-type="float" office:value="6262470000" calcext:value-type="float">
            <text:p>6262470000.00</text:p>
          </table:table-cell>
          <table:table-cell office:value-type="float" office:value="78720" calcext:value-type="float">
            <text:p>78720.00</text:p>
          </table:table-cell>
          <table:table-cell office:value-type="float" office:value="151.449" calcext:value-type="float">
            <text:p>151.45</text:p>
          </table:table-cell>
          <table:table-cell office:value-type="float" office:value="12.0052" calcext:value-type="float">
            <text:p>12.01</text:p>
          </table:table-cell>
          <table:table-cell office:value-type="float" office:value="36.2078" calcext:value-type="float">
            <text:p>36.21</text:p>
          </table:table-cell>
          <table:table-cell office:value-type="float" office:value="214.305" calcext:value-type="float">
            <text:p>214.31</text:p>
          </table:table-cell>
          <table:table-cell office:value-type="float" office:value="271.478" calcext:value-type="float">
            <text:p>271.48</text:p>
          </table:table-cell>
          <table:table-cell office:value-type="float" office:value="-4527.85" calcext:value-type="float">
            <text:p>-4527.85</text:p>
          </table:table-cell>
          <table:table-cell office:value-type="float" office:value="-3360.19" calcext:value-type="float">
            <text:p>-3360.19</text:p>
          </table:table-cell>
          <table:table-cell office:value-type="float" office:value="8.04051" calcext:value-type="float">
            <text:p>8.04</text:p>
          </table:table-cell>
          <table:table-cell office:value-type="float" office:value="-3.74827" calcext:value-type="float">
            <text:p>-3.75</text:p>
          </table:table-cell>
          <table:table-cell office:value-type="float" office:value="-9.84153" calcext:value-type="float">
            <text:p>-9.84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260.73" calcext:value-type="float">
            <text:p>-3260.73</text:p>
          </table:table-cell>
          <table:table-cell office:value-type="float" office:value="17189" calcext:value-type="float">
            <text:p>17189.00</text:p>
          </table:table-cell>
          <table:table-cell office:value-type="float" office:value="4617870000" calcext:value-type="float">
            <text:p>4617870000.00</text:p>
          </table:table-cell>
          <table:table-cell office:value-type="float" office:value="66440" calcext:value-type="float">
            <text:p>66440.00</text:p>
          </table:table-cell>
          <table:table-cell office:value-type="float" office:value="137.641" calcext:value-type="float">
            <text:p>137.64</text:p>
          </table:table-cell>
          <table:table-cell office:value-type="float" office:value="12.4317" calcext:value-type="float">
            <text:p>12.43</text:p>
          </table:table-cell>
          <table:table-cell office:value-type="float" office:value="37.0692" calcext:value-type="float">
            <text:p>37.07</text:p>
          </table:table-cell>
          <table:table-cell office:value-type="float" office:value="228.496" calcext:value-type="float">
            <text:p>228.50</text:p>
          </table:table-cell>
          <table:table-cell office:value-type="float" office:value="272.566" calcext:value-type="float">
            <text:p>272.57</text:p>
          </table:table-cell>
          <table:table-cell office:value-type="float" office:value="-4599.1" calcext:value-type="float">
            <text:p>-4599.10</text:p>
          </table:table-cell>
          <table:table-cell office:value-type="float" office:value="-2740.85" calcext:value-type="float">
            <text:p>-2740.85</text:p>
          </table:table-cell>
          <table:table-cell office:value-type="float" office:value="8.22404" calcext:value-type="float">
            <text:p>8.22</text:p>
          </table:table-cell>
          <table:table-cell office:value-type="float" office:value="-5.71539" calcext:value-type="float">
            <text:p>-5.72</text:p>
          </table:table-cell>
          <table:table-cell office:value-type="float" office:value="-12.0222" calcext:value-type="float">
            <text:p>-12.02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603.72" calcext:value-type="float">
            <text:p>-3603.72</text:p>
          </table:table-cell>
          <table:table-cell office:value-type="float" office:value="23570" calcext:value-type="float">
            <text:p>23570.00</text:p>
          </table:table-cell>
          <table:table-cell office:value-type="float" office:value="3205020000" calcext:value-type="float">
            <text:p>3205020000.00</text:p>
          </table:table-cell>
          <table:table-cell office:value-type="float" office:value="88520" calcext:value-type="float">
            <text:p>88520.00</text:p>
          </table:table-cell>
          <table:table-cell office:value-type="float" office:value="115.654" calcext:value-type="float">
            <text:p>115.65</text:p>
          </table:table-cell>
          <table:table-cell office:value-type="float" office:value="11.8726" calcext:value-type="float">
            <text:p>11.87</text:p>
          </table:table-cell>
          <table:table-cell office:value-type="float" office:value="36.0527" calcext:value-type="float">
            <text:p>36.05</text:p>
          </table:table-cell>
          <table:table-cell office:value-type="float" office:value="195.825" calcext:value-type="float">
            <text:p>195.83</text:p>
          </table:table-cell>
          <table:table-cell office:value-type="float" office:value="284.387" calcext:value-type="float">
            <text:p>284.39</text:p>
          </table:table-cell>
          <table:table-cell office:value-type="float" office:value="-4429.29" calcext:value-type="float">
            <text:p>-4429.29</text:p>
          </table:table-cell>
          <table:table-cell office:value-type="float" office:value="-3181.83" calcext:value-type="float">
            <text:p>-3181.83</text:p>
          </table:table-cell>
          <table:table-cell office:value-type="float" office:value="8.12489" calcext:value-type="float">
            <text:p>8.12</text:p>
          </table:table-cell>
          <table:table-cell office:value-type="float" office:value="-4.15685" calcext:value-type="float">
            <text:p>-4.16</text:p>
          </table:table-cell>
          <table:table-cell office:value-type="float" office:value="-11.3141" calcext:value-type="float">
            <text:p>-11.31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2660.7" calcext:value-type="float">
            <text:p>-2660.70</text:p>
          </table:table-cell>
          <table:table-cell office:value-type="float" office:value="27499" calcext:value-type="float">
            <text:p>27499.00</text:p>
          </table:table-cell>
          <table:table-cell office:value-type="float" office:value="5201330000" calcext:value-type="float">
            <text:p>5201330000.00</text:p>
          </table:table-cell>
          <table:table-cell office:value-type="float" office:value="76760" calcext:value-type="float">
            <text:p>76760.00</text:p>
          </table:table-cell>
          <table:table-cell office:value-type="float" office:value="115.257" calcext:value-type="float">
            <text:p>115.26</text:p>
          </table:table-cell>
          <table:table-cell office:value-type="float" office:value="11.9652" calcext:value-type="float">
            <text:p>11.97</text:p>
          </table:table-cell>
          <table:table-cell office:value-type="float" office:value="38.417" calcext:value-type="float">
            <text:p>38.42</text:p>
          </table:table-cell>
          <table:table-cell office:value-type="float" office:value="206.287" calcext:value-type="float">
            <text:p>206.29</text:p>
          </table:table-cell>
          <table:table-cell office:value-type="float" office:value="269.736" calcext:value-type="float">
            <text:p>269.74</text:p>
          </table:table-cell>
          <table:table-cell office:value-type="float" office:value="-5306.31" calcext:value-type="float">
            <text:p>-5306.31</text:p>
          </table:table-cell>
          <table:table-cell office:value-type="float" office:value="-3316.72" calcext:value-type="float">
            <text:p>-3316.72</text:p>
          </table:table-cell>
          <table:table-cell office:value-type="float" office:value="8.2748" calcext:value-type="float">
            <text:p>8.27</text:p>
          </table:table-cell>
          <table:table-cell office:value-type="float" office:value="-3.419" calcext:value-type="float">
            <text:p>-3.42</text:p>
          </table:table-cell>
          <table:table-cell office:value-type="float" office:value="-10.5322" calcext:value-type="float">
            <text:p>-10.53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172.73" calcext:value-type="float">
            <text:p>-3172.73</text:p>
          </table:table-cell>
          <table:table-cell office:value-type="float" office:value="21390" calcext:value-type="float">
            <text:p>21390.00</text:p>
          </table:table-cell>
          <table:table-cell office:value-type="float" office:value="6599740000" calcext:value-type="float">
            <text:p>6599740000.00</text:p>
          </table:table-cell>
          <table:table-cell office:value-type="float" office:value="88320" calcext:value-type="float">
            <text:p>88320.00</text:p>
          </table:table-cell>
          <table:table-cell office:value-type="float" office:value="165.435" calcext:value-type="float">
            <text:p>165.44</text:p>
          </table:table-cell>
          <table:table-cell office:value-type="float" office:value="12.2664" calcext:value-type="float">
            <text:p>12.27</text:p>
          </table:table-cell>
          <table:table-cell office:value-type="float" office:value="35.768" calcext:value-type="float">
            <text:p>35.77</text:p>
          </table:table-cell>
          <table:table-cell office:value-type="float" office:value="218.392" calcext:value-type="float">
            <text:p>218.39</text:p>
          </table:table-cell>
          <table:table-cell office:value-type="float" office:value="270.973" calcext:value-type="float">
            <text:p>270.97</text:p>
          </table:table-cell>
          <table:table-cell office:value-type="float" office:value="-4919.83" calcext:value-type="float">
            <text:p>-4919.83</text:p>
          </table:table-cell>
          <table:table-cell office:value-type="float" office:value="-3230.79" calcext:value-type="float">
            <text:p>-3230.79</text:p>
          </table:table-cell>
          <table:table-cell office:value-type="float" office:value="8.04445" calcext:value-type="float">
            <text:p>8.04</text:p>
          </table:table-cell>
          <table:table-cell office:value-type="float" office:value="-4.97326" calcext:value-type="float">
            <text:p>-4.97</text:p>
          </table:table-cell>
          <table:table-cell office:value-type="float" office:value="-11.4579" calcext:value-type="float">
            <text:p>-11.46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534.31" calcext:value-type="float">
            <text:p>-3534.31</text:p>
          </table:table-cell>
          <table:table-cell office:value-type="float" office:value="25502" calcext:value-type="float">
            <text:p>25502.00</text:p>
          </table:table-cell>
          <table:table-cell office:value-type="float" office:value="5076930000" calcext:value-type="float">
            <text:p>5076930000.00</text:p>
          </table:table-cell>
          <table:table-cell office:value-type="float" office:value="83720" calcext:value-type="float">
            <text:p>83720.00</text:p>
          </table:table-cell>
          <table:table-cell office:value-type="float" office:value="158.049" calcext:value-type="float">
            <text:p>158.05</text:p>
          </table:table-cell>
          <table:table-cell office:value-type="float" office:value="11.9302" calcext:value-type="float">
            <text:p>11.93</text:p>
          </table:table-cell>
          <table:table-cell office:value-type="float" office:value="35.7893" calcext:value-type="float">
            <text:p>35.79</text:p>
          </table:table-cell>
          <table:table-cell office:value-type="float" office:value="235.459" calcext:value-type="float">
            <text:p>235.46</text:p>
          </table:table-cell>
          <table:table-cell office:value-type="float" office:value="275.706" calcext:value-type="float">
            <text:p>275.71</text:p>
          </table:table-cell>
          <table:table-cell office:value-type="float" office:value="-5074.53" calcext:value-type="float">
            <text:p>-5074.53</text:p>
          </table:table-cell>
          <table:table-cell office:value-type="float" office:value="-2988.34" calcext:value-type="float">
            <text:p>-2988.34</text:p>
          </table:table-cell>
          <table:table-cell office:value-type="float" office:value="8.01024" calcext:value-type="float">
            <text:p>8.01</text:p>
          </table:table-cell>
          <table:table-cell office:value-type="float" office:value="-4.48495" calcext:value-type="float">
            <text:p>-4.48</text:p>
          </table:table-cell>
          <table:table-cell office:value-type="float" office:value="-10.5215" calcext:value-type="float">
            <text:p>-10.52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396.62" calcext:value-type="float">
            <text:p>-3396.62</text:p>
          </table:table-cell>
          <table:table-cell office:value-type="float" office:value="21466" calcext:value-type="float">
            <text:p>21466.00</text:p>
          </table:table-cell>
          <table:table-cell office:value-type="float" office:value="3232630000" calcext:value-type="float">
            <text:p>3232630000.00</text:p>
          </table:table-cell>
          <table:table-cell office:value-type="float" office:value="73720" calcext:value-type="float">
            <text:p>73720.00</text:p>
          </table:table-cell>
          <table:table-cell office:value-type="float" office:value="164.232" calcext:value-type="float">
            <text:p>164.23</text:p>
          </table:table-cell>
          <table:table-cell office:value-type="float" office:value="11.8057" calcext:value-type="float">
            <text:p>11.81</text:p>
          </table:table-cell>
          <table:table-cell office:value-type="float" office:value="37.9647" calcext:value-type="float">
            <text:p>37.96</text:p>
          </table:table-cell>
          <table:table-cell office:value-type="float" office:value="201.637" calcext:value-type="float">
            <text:p>201.64</text:p>
          </table:table-cell>
          <table:table-cell office:value-type="float" office:value="276.754" calcext:value-type="float">
            <text:p>276.75</text:p>
          </table:table-cell>
          <table:table-cell office:value-type="float" office:value="-4774.79" calcext:value-type="float">
            <text:p>-4774.79</text:p>
          </table:table-cell>
          <table:table-cell office:value-type="float" office:value="-3210.61" calcext:value-type="float">
            <text:p>-3210.61</text:p>
          </table:table-cell>
          <table:table-cell office:value-type="float" office:value="8.07844" calcext:value-type="float">
            <text:p>8.08</text:p>
          </table:table-cell>
          <table:table-cell office:value-type="float" office:value="-4.15604" calcext:value-type="float">
            <text:p>-4.16</text:p>
          </table:table-cell>
          <table:table-cell office:value-type="float" office:value="-9.82147" calcext:value-type="float">
            <text:p>-9.82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272.39" calcext:value-type="float">
            <text:p>-3272.39</text:p>
          </table:table-cell>
          <table:table-cell office:value-type="float" office:value="27301" calcext:value-type="float">
            <text:p>27301.00</text:p>
          </table:table-cell>
          <table:table-cell office:value-type="float" office:value="7113910000" calcext:value-type="float">
            <text:p>7113910000.00</text:p>
          </table:table-cell>
          <table:table-cell office:value-type="float" office:value="70240" calcext:value-type="float">
            <text:p>70240.00</text:p>
          </table:table-cell>
          <table:table-cell office:value-type="float" office:value="158.816" calcext:value-type="float">
            <text:p>158.82</text:p>
          </table:table-cell>
          <table:table-cell office:value-type="float" office:value="12.2135" calcext:value-type="float">
            <text:p>12.21</text:p>
          </table:table-cell>
          <table:table-cell office:value-type="float" office:value="38.9575" calcext:value-type="float">
            <text:p>38.96</text:p>
          </table:table-cell>
          <table:table-cell office:value-type="float" office:value="211.139" calcext:value-type="float">
            <text:p>211.14</text:p>
          </table:table-cell>
          <table:table-cell office:value-type="float" office:value="278.584" calcext:value-type="float">
            <text:p>278.58</text:p>
          </table:table-cell>
          <table:table-cell office:value-type="float" office:value="-4929.15" calcext:value-type="float">
            <text:p>-4929.15</text:p>
          </table:table-cell>
          <table:table-cell office:value-type="float" office:value="-3253.35" calcext:value-type="float">
            <text:p>-3253.35</text:p>
          </table:table-cell>
          <table:table-cell office:value-type="float" office:value="8.00646" calcext:value-type="float">
            <text:p>8.01</text:p>
          </table:table-cell>
          <table:table-cell office:value-type="float" office:value="-3.52916" calcext:value-type="float">
            <text:p>-3.53</text:p>
          </table:table-cell>
          <table:table-cell office:value-type="float" office:value="-11.1252" calcext:value-type="float">
            <text:p>-11.13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2934.45" calcext:value-type="float">
            <text:p>-2934.45</text:p>
          </table:table-cell>
          <table:table-cell office:value-type="float" office:value="25862" calcext:value-type="float">
            <text:p>25862.00</text:p>
          </table:table-cell>
          <table:table-cell office:value-type="float" office:value="5017400000" calcext:value-type="float">
            <text:p>5017400000.00</text:p>
          </table:table-cell>
          <table:table-cell office:value-type="float" office:value="81520" calcext:value-type="float">
            <text:p>81520.00</text:p>
          </table:table-cell>
          <table:table-cell office:value-type="float" office:value="130.504" calcext:value-type="float">
            <text:p>130.50</text:p>
          </table:table-cell>
          <table:table-cell office:value-type="float" office:value="11.815" calcext:value-type="float">
            <text:p>11.82</text:p>
          </table:table-cell>
          <table:table-cell office:value-type="float" office:value="36.6017" calcext:value-type="float">
            <text:p>36.60</text:p>
          </table:table-cell>
          <table:table-cell office:value-type="float" office:value="208.02" calcext:value-type="float">
            <text:p>208.02</text:p>
          </table:table-cell>
          <table:table-cell office:value-type="float" office:value="276.831" calcext:value-type="float">
            <text:p>276.83</text:p>
          </table:table-cell>
          <table:table-cell office:value-type="float" office:value="-4371.33" calcext:value-type="float">
            <text:p>-4371.33</text:p>
          </table:table-cell>
          <table:table-cell office:value-type="float" office:value="-3114.09" calcext:value-type="float">
            <text:p>-3114.09</text:p>
          </table:table-cell>
          <table:table-cell office:value-type="float" office:value="7.84882" calcext:value-type="float">
            <text:p>7.85</text:p>
          </table:table-cell>
          <table:table-cell office:value-type="float" office:value="-4.10851" calcext:value-type="float">
            <text:p>-4.11</text:p>
          </table:table-cell>
          <table:table-cell office:value-type="float" office:value="-9.80461" calcext:value-type="float">
            <text:p>-9.80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364.91" calcext:value-type="float">
            <text:p>-3364.91</text:p>
          </table:table-cell>
          <table:table-cell office:value-type="float" office:value="27311" calcext:value-type="float">
            <text:p>27311.00</text:p>
          </table:table-cell>
          <table:table-cell office:value-type="float" office:value="4350280000" calcext:value-type="float">
            <text:p>4350280000.00</text:p>
          </table:table-cell>
          <table:table-cell office:value-type="float" office:value="87760" calcext:value-type="float">
            <text:p>87760.00</text:p>
          </table:table-cell>
          <table:table-cell office:value-type="float" office:value="128.177" calcext:value-type="float">
            <text:p>128.18</text:p>
          </table:table-cell>
          <table:table-cell office:value-type="float" office:value="11.762" calcext:value-type="float">
            <text:p>11.76</text:p>
          </table:table-cell>
          <table:table-cell office:value-type="float" office:value="36.6592" calcext:value-type="float">
            <text:p>36.66</text:p>
          </table:table-cell>
          <table:table-cell office:value-type="float" office:value="213.951" calcext:value-type="float">
            <text:p>213.95</text:p>
          </table:table-cell>
          <table:table-cell office:value-type="float" office:value="280.64" calcext:value-type="float">
            <text:p>280.64</text:p>
          </table:table-cell>
          <table:table-cell office:value-type="float" office:value="-4822.17" calcext:value-type="float">
            <text:p>-4822.17</text:p>
          </table:table-cell>
          <table:table-cell office:value-type="float" office:value="-4075.15" calcext:value-type="float">
            <text:p>-4075.15</text:p>
          </table:table-cell>
          <table:table-cell office:value-type="float" office:value="8.07776" calcext:value-type="float">
            <text:p>8.08</text:p>
          </table:table-cell>
          <table:table-cell office:value-type="float" office:value="-4.4942" calcext:value-type="float">
            <text:p>-4.49</text:p>
          </table:table-cell>
          <table:table-cell office:value-type="float" office:value="-11.0525" calcext:value-type="float">
            <text:p>-11.05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316.15" calcext:value-type="float">
            <text:p>-3316.15</text:p>
          </table:table-cell>
          <table:table-cell office:value-type="float" office:value="24550" calcext:value-type="float">
            <text:p>24550.00</text:p>
          </table:table-cell>
          <table:table-cell office:value-type="float" office:value="6492100000" calcext:value-type="float">
            <text:p>6492100000.00</text:p>
          </table:table-cell>
          <table:table-cell office:value-type="float" office:value="71880" calcext:value-type="float">
            <text:p>71880.00</text:p>
          </table:table-cell>
          <table:table-cell office:value-type="float" office:value="162.89" calcext:value-type="float">
            <text:p>162.89</text:p>
          </table:table-cell>
          <table:table-cell office:value-type="float" office:value="11.8443" calcext:value-type="float">
            <text:p>11.84</text:p>
          </table:table-cell>
          <table:table-cell office:value-type="float" office:value="38.0584" calcext:value-type="float">
            <text:p>38.06</text:p>
          </table:table-cell>
          <table:table-cell office:value-type="float" office:value="216.229" calcext:value-type="float">
            <text:p>216.23</text:p>
          </table:table-cell>
          <table:table-cell office:value-type="float" office:value="271.722" calcext:value-type="float">
            <text:p>271.72</text:p>
          </table:table-cell>
          <table:table-cell office:value-type="float" office:value="-4360.66" calcext:value-type="float">
            <text:p>-4360.66</text:p>
          </table:table-cell>
          <table:table-cell office:value-type="float" office:value="-3673.78" calcext:value-type="float">
            <text:p>-3673.78</text:p>
          </table:table-cell>
          <table:table-cell office:value-type="float" office:value="7.58766" calcext:value-type="float">
            <text:p>7.59</text:p>
          </table:table-cell>
          <table:table-cell office:value-type="float" office:value="-4.34895" calcext:value-type="float">
            <text:p>-4.35</text:p>
          </table:table-cell>
          <table:table-cell office:value-type="float" office:value="-11.4466" calcext:value-type="float">
            <text:p>-11.45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207.41" calcext:value-type="float">
            <text:p>-3207.41</text:p>
          </table:table-cell>
          <table:table-cell office:value-type="float" office:value="21588" calcext:value-type="float">
            <text:p>21588.00</text:p>
          </table:table-cell>
          <table:table-cell office:value-type="float" office:value="8944040000" calcext:value-type="float">
            <text:p>8944040000.00</text:p>
          </table:table-cell>
          <table:table-cell office:value-type="float" office:value="87560" calcext:value-type="float">
            <text:p>87560.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11.9536" calcext:value-type="float">
            <text:p>11.95</text:p>
          </table:table-cell>
          <table:table-cell office:value-type="float" office:value="35.2344" calcext:value-type="float">
            <text:p>35.23</text:p>
          </table:table-cell>
          <table:table-cell office:value-type="float" office:value="194.26" calcext:value-type="float">
            <text:p>194.26</text:p>
          </table:table-cell>
          <table:table-cell office:value-type="float" office:value="277.694" calcext:value-type="float">
            <text:p>277.69</text:p>
          </table:table-cell>
          <table:table-cell office:value-type="float" office:value="-4938.52" calcext:value-type="float">
            <text:p>-4938.52</text:p>
          </table:table-cell>
          <table:table-cell office:value-type="float" office:value="-2880.27" calcext:value-type="float">
            <text:p>-2880.27</text:p>
          </table:table-cell>
          <table:table-cell office:value-type="float" office:value="7.93922" calcext:value-type="float">
            <text:p>7.94</text:p>
          </table:table-cell>
          <table:table-cell office:value-type="float" office:value="-4.36252" calcext:value-type="float">
            <text:p>-4.36</text:p>
          </table:table-cell>
          <table:table-cell office:value-type="float" office:value="-10.4251" calcext:value-type="float">
            <text:p>-10.43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3487.24" calcext:value-type="float">
            <text:p>-3487.24</text:p>
          </table:table-cell>
          <table:table-cell office:value-type="float" office:value="20500" calcext:value-type="float">
            <text:p>20500.00</text:p>
          </table:table-cell>
          <table:table-cell office:value-type="float" office:value="4586690000" calcext:value-type="float">
            <text:p>4586690000.00</text:p>
          </table:table-cell>
          <table:table-cell office:value-type="float" office:value="65280" calcext:value-type="float">
            <text:p>65280.00</text:p>
          </table:table-cell>
          <table:table-cell office:value-type="float" office:value="150.547" calcext:value-type="float">
            <text:p>150.55</text:p>
          </table:table-cell>
          <table:table-cell office:value-type="float" office:value="12.1178" calcext:value-type="float">
            <text:p>12.12</text:p>
          </table:table-cell>
          <table:table-cell office:value-type="float" office:value="35.781" calcext:value-type="float">
            <text:p>35.78</text:p>
          </table:table-cell>
          <table:table-cell office:value-type="float" office:value="220.421" calcext:value-type="float">
            <text:p>220.42</text:p>
          </table:table-cell>
          <table:table-cell office:value-type="float" office:value="278.473" calcext:value-type="float">
            <text:p>278.47</text:p>
          </table:table-cell>
          <table:table-cell office:value-type="float" office:value="-4358.37" calcext:value-type="float">
            <text:p>-4358.37</text:p>
          </table:table-cell>
          <table:table-cell office:value-type="float" office:value="-2912.74" calcext:value-type="float">
            <text:p>-2912.74</text:p>
          </table:table-cell>
          <table:table-cell office:value-type="float" office:value="7.97495" calcext:value-type="float">
            <text:p>7.97</text:p>
          </table:table-cell>
          <table:table-cell office:value-type="float" office:value="-4.21824" calcext:value-type="float">
            <text:p>-4.22</text:p>
          </table:table-cell>
          <table:table-cell office:value-type="float" office:value="-10.0383" calcext:value-type="float">
            <text:p>-10.04</text:p>
          </table:table-cell>
          <table:table-cell office:value-type="float" office:value="-14.6404" calcext:value-type="float">
            <text:p>-14.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A([.B31:.B45])" office:value-type="float" office:value="-3276.12" calcext:value-type="float">
            <text:p>-3276.12</text:p>
          </table:table-cell>
          <table:table-cell table:formula="of:=AVERAGEA([.C31:.C45])" office:value-type="float" office:value="23185.5333333333" calcext:value-type="float">
            <text:p>23185.53</text:p>
          </table:table-cell>
          <table:table-cell table:formula="of:=AVERAGEA([.D31:.D45])" office:value-type="float" office:value="5291234666.66667" calcext:value-type="float">
            <text:p>5291234666.67</text:p>
          </table:table-cell>
          <table:table-cell table:formula="of:=AVERAGEA([.E31:.E45])" office:value-type="float" office:value="79752" calcext:value-type="float">
            <text:p>79752.00</text:p>
          </table:table-cell>
          <table:table-cell table:formula="of:=AVERAGEA([.F31:.F45])" office:value-type="float" office:value="145.863333333333" calcext:value-type="float">
            <text:p>145.86</text:p>
          </table:table-cell>
          <table:table-cell table:formula="of:=AVERAGEA([.G31:.G45])" office:value-type="float" office:value="12.0365866666667" calcext:value-type="float">
            <text:p>12.04</text:p>
          </table:table-cell>
          <table:table-cell table:formula="of:=AVERAGEA([.H31:.H45])" office:value-type="float" office:value="36.6945733333333" calcext:value-type="float">
            <text:p>36.69</text:p>
          </table:table-cell>
          <table:table-cell table:formula="of:=AVERAGEA([.I31:.I45])" office:value-type="float" office:value="212.8576" calcext:value-type="float">
            <text:p>212.86</text:p>
          </table:table-cell>
          <table:table-cell table:formula="of:=AVERAGEA([.J31:.J45])" office:value-type="float" office:value="276.379333333333" calcext:value-type="float">
            <text:p>276.38</text:p>
          </table:table-cell>
          <table:table-cell table:formula="of:=AVERAGEA([.K31:.K45])" office:value-type="float" office:value="-4778.36666666667" calcext:value-type="float">
            <text:p>-4778.37</text:p>
          </table:table-cell>
          <table:table-cell table:formula="of:=AVERAGEA([.L31:.L45])" office:value-type="float" office:value="-3188.30466666667" calcext:value-type="float">
            <text:p>-3188.30</text:p>
          </table:table-cell>
          <table:table-cell table:formula="of:=AVERAGEA([.M31:.M45])" office:value-type="float" office:value="7.995256" calcext:value-type="float">
            <text:p>8.00</text:p>
          </table:table-cell>
          <table:table-cell table:formula="of:=AVERAGEA([.N31:.N45])" office:value-type="float" office:value="-4.27014266666667" calcext:value-type="float">
            <text:p>-4.27</text:p>
          </table:table-cell>
          <table:table-cell table:formula="of:=AVERAGEA([.O31:.O45])" office:value-type="float" office:value="-10.8762673333333" calcext:value-type="float">
            <text:p>-10.88</text:p>
          </table:table-cell>
          <table:table-cell table:formula="of:=AVERAGEA([.P31:.P45])" office:value-type="float" office:value="-14.6404" calcext:value-type="float">
            <text:p>-14.64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1:.B45])" office:value-type="float" office:value="-3292.95" calcext:value-type="float">
            <text:p>-3292.95</text:p>
          </table:table-cell>
          <table:table-cell table:formula="of:=MEDIAN([.C31:.C45])" office:value-type="float" office:value="22853" calcext:value-type="float">
            <text:p>22853.00</text:p>
          </table:table-cell>
          <table:table-cell table:formula="of:=MEDIAN([.D31:.D45])" office:value-type="float" office:value="5017400000" calcext:value-type="float">
            <text:p>5017400000.00</text:p>
          </table:table-cell>
          <table:table-cell table:formula="of:=MEDIAN([.E31:.E45])" office:value-type="float" office:value="81520" calcext:value-type="float">
            <text:p>81520.00</text:p>
          </table:table-cell>
          <table:table-cell table:formula="of:=MEDIAN([.F31:.F45])" office:value-type="float" office:value="150.547" calcext:value-type="float">
            <text:p>150.55</text:p>
          </table:table-cell>
          <table:table-cell table:formula="of:=MEDIAN([.G31:.G45])" office:value-type="float" office:value="11.9652" calcext:value-type="float">
            <text:p>11.97</text:p>
          </table:table-cell>
          <table:table-cell table:formula="of:=MEDIAN([.H31:.H45])" office:value-type="float" office:value="36.6017" calcext:value-type="float">
            <text:p>36.60</text:p>
          </table:table-cell>
          <table:table-cell table:formula="of:=MEDIAN([.I31:.I45])" office:value-type="float" office:value="213.951" calcext:value-type="float">
            <text:p>213.95</text:p>
          </table:table-cell>
          <table:table-cell table:formula="of:=MEDIAN([.J31:.J45])" office:value-type="float" office:value="276.831" calcext:value-type="float">
            <text:p>276.83</text:p>
          </table:table-cell>
          <table:table-cell table:formula="of:=MEDIAN([.K31:.K45])" office:value-type="float" office:value="-4822.17" calcext:value-type="float">
            <text:p>-4822.17</text:p>
          </table:table-cell>
          <table:table-cell table:formula="of:=MEDIAN([.L31:.L45])" office:value-type="float" office:value="-3181.83" calcext:value-type="float">
            <text:p>-3181.83</text:p>
          </table:table-cell>
          <table:table-cell table:formula="of:=MEDIAN([.M31:.M45])" office:value-type="float" office:value="8.01024" calcext:value-type="float">
            <text:p>8.01</text:p>
          </table:table-cell>
          <table:table-cell table:formula="of:=MEDIAN([.N31:.N45])" office:value-type="float" office:value="-4.21824" calcext:value-type="float">
            <text:p>-4.22</text:p>
          </table:table-cell>
          <table:table-cell table:formula="of:=MEDIAN([.O31:.O45])" office:value-type="float" office:value="-10.5322" calcext:value-type="float">
            <text:p>-10.53</text:p>
          </table:table-cell>
          <table:table-cell table:formula="of:=MEDIAN([.P31:.P45])" office:value-type="float" office:value="-14.6404" calcext:value-type="float">
            <text:p>-14.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1:.B45])" office:value-type="float" office:value="-3603.72" calcext:value-type="float">
            <text:p>-3603.72</text:p>
          </table:table-cell>
          <table:table-cell table:formula="of:=MIN([.C31:.C45])" office:value-type="float" office:value="17189" calcext:value-type="float">
            <text:p>17189.00</text:p>
          </table:table-cell>
          <table:table-cell table:formula="of:=MIN([.D31:.D45])" office:value-type="float" office:value="3205020000" calcext:value-type="float">
            <text:p>3205020000.00</text:p>
          </table:table-cell>
          <table:table-cell table:formula="of:=MIN([.E31:.E45])" office:value-type="float" office:value="65280" calcext:value-type="float">
            <text:p>65280.00</text:p>
          </table:table-cell>
          <table:table-cell table:formula="of:=MIN([.F31:.F45])" office:value-type="float" office:value="115.257" calcext:value-type="float">
            <text:p>115.26</text:p>
          </table:table-cell>
          <table:table-cell table:formula="of:=MIN([.G31:.G45])" office:value-type="float" office:value="11.762" calcext:value-type="float">
            <text:p>11.76</text:p>
          </table:table-cell>
          <table:table-cell table:formula="of:=MIN([.H31:.H45])" office:value-type="float" office:value="33.1976" calcext:value-type="float">
            <text:p>33.20</text:p>
          </table:table-cell>
          <table:table-cell table:formula="of:=MIN([.I31:.I45])" office:value-type="float" office:value="194.26" calcext:value-type="float">
            <text:p>194.26</text:p>
          </table:table-cell>
          <table:table-cell table:formula="of:=MIN([.J31:.J45])" office:value-type="float" office:value="269.736" calcext:value-type="float">
            <text:p>269.74</text:p>
          </table:table-cell>
          <table:table-cell table:formula="of:=MIN([.K31:.K45])" office:value-type="float" office:value="-5337.19" calcext:value-type="float">
            <text:p>-5337.19</text:p>
          </table:table-cell>
          <table:table-cell table:formula="of:=MIN([.L31:.L45])" office:value-type="float" office:value="-4075.15" calcext:value-type="float">
            <text:p>-4075.15</text:p>
          </table:table-cell>
          <table:table-cell table:formula="of:=MIN([.M31:.M45])" office:value-type="float" office:value="7.58766" calcext:value-type="float">
            <text:p>7.59</text:p>
          </table:table-cell>
          <table:table-cell table:formula="of:=MIN([.N31:.N45])" office:value-type="float" office:value="-5.71539" calcext:value-type="float">
            <text:p>-5.72</text:p>
          </table:table-cell>
          <table:table-cell table:formula="of:=MIN([.O31:.O45])" office:value-type="float" office:value="-13.5025" calcext:value-type="float">
            <text:p>-13.50</text:p>
          </table:table-cell>
          <table:table-cell table:formula="of:=MIN([.P31:.P45])" office:value-type="float" office:value="-14.6404" calcext:value-type="float">
            <text:p>-14.6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1:.B45])" office:value-type="float" office:value="-2660.7" calcext:value-type="float">
            <text:p>-2660.70</text:p>
          </table:table-cell>
          <table:table-cell table:formula="of:=MAX([.C31:.C45])" office:value-type="float" office:value="27499" calcext:value-type="float">
            <text:p>27499.00</text:p>
          </table:table-cell>
          <table:table-cell table:formula="of:=MAX([.D31:.D45])" office:value-type="float" office:value="8944040000" calcext:value-type="float">
            <text:p>8944040000.00</text:p>
          </table:table-cell>
          <table:table-cell table:formula="of:=MAX([.E31:.E45])" office:value-type="float" office:value="88520" calcext:value-type="float">
            <text:p>88520.00</text:p>
          </table:table-cell>
          <table:table-cell table:formula="of:=MAX([.F31:.F45])" office:value-type="float" office:value="167.146" calcext:value-type="float">
            <text:p>167.15</text:p>
          </table:table-cell>
          <table:table-cell table:formula="of:=MAX([.G31:.G45])" office:value-type="float" office:value="12.4317" calcext:value-type="float">
            <text:p>12.43</text:p>
          </table:table-cell>
          <table:table-cell table:formula="of:=MAX([.H31:.H45])" office:value-type="float" office:value="38.9575" calcext:value-type="float">
            <text:p>38.96</text:p>
          </table:table-cell>
          <table:table-cell table:formula="of:=MAX([.I31:.I45])" office:value-type="float" office:value="235.459" calcext:value-type="float">
            <text:p>235.46</text:p>
          </table:table-cell>
          <table:table-cell table:formula="of:=MAX([.J31:.J45])" office:value-type="float" office:value="284.387" calcext:value-type="float">
            <text:p>284.39</text:p>
          </table:table-cell>
          <table:table-cell table:formula="of:=MAX([.K31:.K45])" office:value-type="float" office:value="-4358.37" calcext:value-type="float">
            <text:p>-4358.37</text:p>
          </table:table-cell>
          <table:table-cell table:formula="of:=MAX([.L31:.L45])" office:value-type="float" office:value="-2740.85" calcext:value-type="float">
            <text:p>-2740.85</text:p>
          </table:table-cell>
          <table:table-cell table:formula="of:=MAX([.M31:.M45])" office:value-type="float" office:value="8.2748" calcext:value-type="float">
            <text:p>8.27</text:p>
          </table:table-cell>
          <table:table-cell table:formula="of:=MAX([.N31:.N45])" office:value-type="float" office:value="-3.419" calcext:value-type="float">
            <text:p>-3.42</text:p>
          </table:table-cell>
          <table:table-cell table:formula="of:=MAX([.O31:.O45])" office:value-type="float" office:value="-9.80461" calcext:value-type="float">
            <text:p>-9.80</text:p>
          </table:table-cell>
          <table:table-cell table:formula="of:=MAX([.P31:.P45])" office:value-type="float" office:value="-14.6404" calcext:value-type="float">
            <text:p>-14.64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[.B49]-[.B48]" office:value-type="float" office:value="943.02" calcext:value-type="float">
            <text:p>943.02</text:p>
          </table:table-cell>
          <table:table-cell table:formula="of:=[.C49]-[.C48]" office:value-type="float" office:value="10310" calcext:value-type="float">
            <text:p>10310.00</text:p>
          </table:table-cell>
          <table:table-cell table:formula="of:=[.D49]-[.D48]" office:value-type="float" office:value="5739020000" calcext:value-type="float">
            <text:p>5739020000.00</text:p>
          </table:table-cell>
          <table:table-cell table:formula="of:=[.E49]-[.E48]" office:value-type="float" office:value="23240" calcext:value-type="float">
            <text:p>23240.00</text:p>
          </table:table-cell>
          <table:table-cell table:formula="of:=[.F49]-[.F48]" office:value-type="float" office:value="51.889" calcext:value-type="float">
            <text:p>51.89</text:p>
          </table:table-cell>
          <table:table-cell table:formula="of:=[.G49]-[.G48]" office:value-type="float" office:value="0.669699999999999" calcext:value-type="float">
            <text:p>0.67</text:p>
          </table:table-cell>
          <table:table-cell table:formula="of:=[.H49]-[.H48]" office:value-type="float" office:value="5.7599" calcext:value-type="float">
            <text:p>5.76</text:p>
          </table:table-cell>
          <table:table-cell table:formula="of:=[.I49]-[.I48]" office:value-type="float" office:value="41.199" calcext:value-type="float">
            <text:p>41.20</text:p>
          </table:table-cell>
          <table:table-cell table:formula="of:=[.J49]-[.J48]" office:value-type="float" office:value="14.651" calcext:value-type="float">
            <text:p>14.65</text:p>
          </table:table-cell>
          <table:table-cell table:formula="of:=[.K49]-[.K48]" office:value-type="float" office:value="978.82" calcext:value-type="float">
            <text:p>978.82</text:p>
          </table:table-cell>
          <table:table-cell table:formula="of:=[.L49]-[.L48]" office:value-type="float" office:value="1334.3" calcext:value-type="float">
            <text:p>1334.30</text:p>
          </table:table-cell>
          <table:table-cell table:formula="of:=[.M49]-[.M48]" office:value-type="float" office:value="0.687140000000001" calcext:value-type="float">
            <text:p>0.69</text:p>
          </table:table-cell>
          <table:table-cell table:formula="of:=[.N49]-[.N48]" office:value-type="float" office:value="2.29639" calcext:value-type="float">
            <text:p>2.30</text:p>
          </table:table-cell>
          <table:table-cell table:formula="of:=[.O49]-[.O48]" office:value-type="float" office:value="3.69789" calcext:value-type="float">
            <text:p>3.70</text:p>
          </table:table-cell>
          <table:table-cell table:formula="of:=[.P49]-[.P4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31:.B45])" office:value-type="float" office:value="245.681022611492" calcext:value-type="float">
            <text:p>245.68</text:p>
          </table:table-cell>
          <table:table-cell table:formula="of:=STDEV([.C31:.C45])" office:value-type="float" office:value="3148.42833505106" calcext:value-type="float">
            <text:p>3148.43</text:p>
          </table:table-cell>
          <table:table-cell table:formula="of:=STDEV([.D31:.D45])" office:value-type="float" office:value="1539343402.74337" calcext:value-type="float">
            <text:p>1539343402.74</text:p>
          </table:table-cell>
          <table:table-cell table:formula="of:=STDEV([.E31:.E45])" office:value-type="float" office:value="8507.39778915134" calcext:value-type="float">
            <text:p>8507.40</text:p>
          </table:table-cell>
          <table:table-cell table:formula="of:=STDEV([.F31:.F45])" office:value-type="float" office:value="17.678314894916" calcext:value-type="float">
            <text:p>17.68</text:p>
          </table:table-cell>
          <table:table-cell table:formula="of:=STDEV([.G31:.G45])" office:value-type="float" office:value="0.217007438538296" calcext:value-type="float">
            <text:p>0.22</text:p>
          </table:table-cell>
          <table:table-cell table:formula="of:=STDEV([.H31:.H45])" office:value-type="float" office:value="1.53755151108446" calcext:value-type="float">
            <text:p>1.54</text:p>
          </table:table-cell>
          <table:table-cell table:formula="of:=STDEV([.I31:.I45])" office:value-type="float" office:value="11.0619522418061" calcext:value-type="float">
            <text:p>11.06</text:p>
          </table:table-cell>
          <table:table-cell table:formula="of:=STDEV([.J31:.J45])" office:value-type="float" office:value="4.35489635216445" calcext:value-type="float">
            <text:p>4.35</text:p>
          </table:table-cell>
          <table:table-cell table:formula="of:=STDEV([.K31:.K45])" office:value-type="float" office:value="327.792388272705" calcext:value-type="float">
            <text:p>327.79</text:p>
          </table:table-cell>
          <table:table-cell table:formula="of:=STDEV([.L31:.L45])" office:value-type="float" office:value="339.30376897546" calcext:value-type="float">
            <text:p>339.30</text:p>
          </table:table-cell>
          <table:table-cell table:formula="of:=STDEV([.M31:.M45])" office:value-type="float" office:value="0.172915089145759" calcext:value-type="float">
            <text:p>0.17</text:p>
          </table:table-cell>
          <table:table-cell table:formula="of:=STDEV([.N31:.N45])" office:value-type="float" office:value="0.56980157316218" calcext:value-type="float">
            <text:p>0.57</text:p>
          </table:table-cell>
          <table:table-cell table:formula="of:=STDEV([.O31:.O45])" office:value-type="float" office:value="1.00168687729012" calcext:value-type="float">
            <text:p>1.00</text:p>
          </table:table-cell>
          <table:table-cell table:formula="of:=STDEV([.P31:.P45])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article Swa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1">
          <table:table-cell/>
          <table:table-cell office:value-type="float" office:value="-3135.9" calcext:value-type="float">
            <text:p>-3135.90</text:p>
          </table:table-cell>
          <table:table-cell office:value-type="float" office:value="0.152818" calcext:value-type="float">
            <text:p>0.15</text:p>
          </table:table-cell>
          <table:table-cell office:value-type="float" office:value="200.189" calcext:value-type="float">
            <text:p>200.19</text:p>
          </table:table-cell>
          <table:table-cell office:value-type="float" office:value="-3767.87" calcext:value-type="float">
            <text:p>-3767.87</text:p>
          </table:table-cell>
          <table:table-cell office:value-type="float" office:value="12.0614" calcext:value-type="float">
            <text:p>12.06</text:p>
          </table:table-cell>
          <table:table-cell office:value-type="float" office:value="12.2522" calcext:value-type="float">
            <text:p>12.25</text:p>
          </table:table-cell>
          <table:table-cell office:value-type="float" office:value="19.769" calcext:value-type="float">
            <text:p>19.77</text:p>
          </table:table-cell>
          <table:table-cell office:value-type="float" office:value="9.96687" calcext:value-type="float">
            <text:p>9.97</text:p>
          </table:table-cell>
          <table:table-cell office:value-type="float" office:value="132.388" calcext:value-type="float">
            <text:p>132.39</text:p>
          </table:table-cell>
          <table:table-cell office:value-type="float" office:value="-4749.88" calcext:value-type="float">
            <text:p>-4749.88</text:p>
          </table:table-cell>
          <table:table-cell office:value-type="float" office:value="-3022.33" calcext:value-type="float">
            <text:p>-3022.33</text:p>
          </table:table-cell>
          <table:table-cell office:value-type="float" office:value="7.40803" calcext:value-type="float">
            <text:p>7.41</text:p>
          </table:table-cell>
          <table:table-cell office:value-type="float" office:value="-12.2744" calcext:value-type="float">
            <text:p>-12.27</text:p>
          </table:table-cell>
          <table:table-cell office:value-type="float" office:value="-16.5441" calcext:value-type="float">
            <text:p>-16.54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971.66" calcext:value-type="float">
            <text:p>-2971.66</text:p>
          </table:table-cell>
          <table:table-cell office:value-type="float" office:value="0.12061" calcext:value-type="float">
            <text:p>0.12</text:p>
          </table:table-cell>
          <table:table-cell office:value-type="float" office:value="206.453" calcext:value-type="float">
            <text:p>206.45</text:p>
          </table:table-cell>
          <table:table-cell office:value-type="float" office:value="-3918.19" calcext:value-type="float">
            <text:p>-3918.19</text:p>
          </table:table-cell>
          <table:table-cell office:value-type="float" office:value="8.771" calcext:value-type="float">
            <text:p>8.77</text:p>
          </table:table-cell>
          <table:table-cell office:value-type="float" office:value="12.3123" calcext:value-type="float">
            <text:p>12.31</text:p>
          </table:table-cell>
          <table:table-cell office:value-type="float" office:value="20.9967" calcext:value-type="float">
            <text:p>21.00</text:p>
          </table:table-cell>
          <table:table-cell office:value-type="float" office:value="-1.32509" calcext:value-type="float">
            <text:p>-1.33</text:p>
          </table:table-cell>
          <table:table-cell office:value-type="float" office:value="177.909" calcext:value-type="float">
            <text:p>177.91</text:p>
          </table:table-cell>
          <table:table-cell office:value-type="float" office:value="-2818.49" calcext:value-type="float">
            <text:p>-2818.49</text:p>
          </table:table-cell>
          <table:table-cell office:value-type="float" office:value="-2781.12" calcext:value-type="float">
            <text:p>-2781.12</text:p>
          </table:table-cell>
          <table:table-cell office:value-type="float" office:value="6.56097" calcext:value-type="float">
            <text:p>6.56</text:p>
          </table:table-cell>
          <table:table-cell office:value-type="float" office:value="-11.0191" calcext:value-type="float">
            <text:p>-11.02</text:p>
          </table:table-cell>
          <table:table-cell office:value-type="float" office:value="-16.1451" calcext:value-type="float">
            <text:p>-16.15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904.39" calcext:value-type="float">
            <text:p>-2904.39</text:p>
          </table:table-cell>
          <table:table-cell office:value-type="float" office:value="0.243046" calcext:value-type="float">
            <text:p>0.24</text:p>
          </table:table-cell>
          <table:table-cell office:value-type="float" office:value="56.3694" calcext:value-type="float">
            <text:p>56.37</text:p>
          </table:table-cell>
          <table:table-cell office:value-type="float" office:value="-6191.33" calcext:value-type="float">
            <text:p>-6191.33</text:p>
          </table:table-cell>
          <table:table-cell office:value-type="float" office:value="10.3722" calcext:value-type="float">
            <text:p>10.37</text:p>
          </table:table-cell>
          <table:table-cell office:value-type="float" office:value="12.4146" calcext:value-type="float">
            <text:p>12.41</text:p>
          </table:table-cell>
          <table:table-cell office:value-type="float" office:value="19.4769" calcext:value-type="float">
            <text:p>19.48</text:p>
          </table:table-cell>
          <table:table-cell office:value-type="float" office:value="-12.4594" calcext:value-type="float">
            <text:p>-12.46</text:p>
          </table:table-cell>
          <table:table-cell office:value-type="float" office:value="304.127" calcext:value-type="float">
            <text:p>304.13</text:p>
          </table:table-cell>
          <table:table-cell office:value-type="float" office:value="-4625.66" calcext:value-type="float">
            <text:p>-4625.66</text:p>
          </table:table-cell>
          <table:table-cell office:value-type="float" office:value="-2614.44" calcext:value-type="float">
            <text:p>-2614.44</text:p>
          </table:table-cell>
          <table:table-cell office:value-type="float" office:value="7.01849" calcext:value-type="float">
            <text:p>7.02</text:p>
          </table:table-cell>
          <table:table-cell office:value-type="float" office:value="-9.8028" calcext:value-type="float">
            <text:p>-9.80</text:p>
          </table:table-cell>
          <table:table-cell office:value-type="float" office:value="-17.8412" calcext:value-type="float">
            <text:p>-17.84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615.28" calcext:value-type="float">
            <text:p>-2615.28</text:p>
          </table:table-cell>
          <table:table-cell office:value-type="float" office:value="0.0649778" calcext:value-type="float">
            <text:p>0.06</text:p>
          </table:table-cell>
          <table:table-cell office:value-type="float" office:value="85.012" calcext:value-type="float">
            <text:p>85.01</text:p>
          </table:table-cell>
          <table:table-cell office:value-type="float" office:value="-5698.83" calcext:value-type="float">
            <text:p>-5698.83</text:p>
          </table:table-cell>
          <table:table-cell office:value-type="float" office:value="6.66335" calcext:value-type="float">
            <text:p>6.66</text:p>
          </table:table-cell>
          <table:table-cell office:value-type="float" office:value="11.9398" calcext:value-type="float">
            <text:p>11.94</text:p>
          </table:table-cell>
          <table:table-cell office:value-type="float" office:value="21.0812" calcext:value-type="float">
            <text:p>21.08</text:p>
          </table:table-cell>
          <table:table-cell office:value-type="float" office:value="-4.64555" calcext:value-type="float">
            <text:p>-4.65</text:p>
          </table:table-cell>
          <table:table-cell office:value-type="float" office:value="299.628" calcext:value-type="float">
            <text:p>299.63</text:p>
          </table:table-cell>
          <table:table-cell office:value-type="float" office:value="-3604.76" calcext:value-type="float">
            <text:p>-3604.76</text:p>
          </table:table-cell>
          <table:table-cell office:value-type="float" office:value="-2865.81" calcext:value-type="float">
            <text:p>-2865.81</text:p>
          </table:table-cell>
          <table:table-cell office:value-type="float" office:value="7.11947" calcext:value-type="float">
            <text:p>7.12</text:p>
          </table:table-cell>
          <table:table-cell office:value-type="float" office:value="-8.93847" calcext:value-type="float">
            <text:p>-8.94</text:p>
          </table:table-cell>
          <table:table-cell office:value-type="float" office:value="-12.9118" calcext:value-type="float">
            <text:p>-12.91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182.92" calcext:value-type="float">
            <text:p>-2182.92</text:p>
          </table:table-cell>
          <table:table-cell office:value-type="float" office:value="0.186913" calcext:value-type="float">
            <text:p>0.19</text:p>
          </table:table-cell>
          <table:table-cell office:value-type="float" office:value="37.8685" calcext:value-type="float">
            <text:p>37.87</text:p>
          </table:table-cell>
          <table:table-cell office:value-type="float" office:value="-6688.25" calcext:value-type="float">
            <text:p>-6688.25</text:p>
          </table:table-cell>
          <table:table-cell office:value-type="float" office:value="10.449" calcext:value-type="float">
            <text:p>10.45</text:p>
          </table:table-cell>
          <table:table-cell office:value-type="float" office:value="12.1476" calcext:value-type="float">
            <text:p>12.15</text:p>
          </table:table-cell>
          <table:table-cell office:value-type="float" office:value="20.9454" calcext:value-type="float">
            <text:p>20.95</text:p>
          </table:table-cell>
          <table:table-cell office:value-type="float" office:value="-16.3774" calcext:value-type="float">
            <text:p>-16.38</text:p>
          </table:table-cell>
          <table:table-cell office:value-type="float" office:value="173.349" calcext:value-type="float">
            <text:p>173.35</text:p>
          </table:table-cell>
          <table:table-cell office:value-type="float" office:value="-4113.13" calcext:value-type="float">
            <text:p>-4113.13</text:p>
          </table:table-cell>
          <table:table-cell office:value-type="float" office:value="-2764.31" calcext:value-type="float">
            <text:p>-2764.31</text:p>
          </table:table-cell>
          <table:table-cell office:value-type="float" office:value="7.08026" calcext:value-type="float">
            <text:p>7.08</text:p>
          </table:table-cell>
          <table:table-cell office:value-type="float" office:value="-9.17573" calcext:value-type="float">
            <text:p>-9.18</text:p>
          </table:table-cell>
          <table:table-cell office:value-type="float" office:value="-14.0767" calcext:value-type="float">
            <text:p>-14.08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984.54" calcext:value-type="float">
            <text:p>-2984.54</text:p>
          </table:table-cell>
          <table:table-cell office:value-type="float" office:value="0.244514" calcext:value-type="float">
            <text:p>0.24</text:p>
          </table:table-cell>
          <table:table-cell office:value-type="float" office:value="131.245" calcext:value-type="float">
            <text:p>131.25</text:p>
          </table:table-cell>
          <table:table-cell office:value-type="float" office:value="-4001.84" calcext:value-type="float">
            <text:p>-4001.84</text:p>
          </table:table-cell>
          <table:table-cell office:value-type="float" office:value="9.13049" calcext:value-type="float">
            <text:p>9.13</text:p>
          </table:table-cell>
          <table:table-cell office:value-type="float" office:value="12.1779" calcext:value-type="float">
            <text:p>12.18</text:p>
          </table:table-cell>
          <table:table-cell office:value-type="float" office:value="20.4451" calcext:value-type="float">
            <text:p>20.45</text:p>
          </table:table-cell>
          <table:table-cell office:value-type="float" office:value="-11.6375" calcext:value-type="float">
            <text:p>-11.64</text:p>
          </table:table-cell>
          <table:table-cell office:value-type="float" office:value="299.773" calcext:value-type="float">
            <text:p>299.77</text:p>
          </table:table-cell>
          <table:table-cell office:value-type="float" office:value="-3467.69" calcext:value-type="float">
            <text:p>-3467.69</text:p>
          </table:table-cell>
          <table:table-cell office:value-type="float" office:value="-2888.72" calcext:value-type="float">
            <text:p>-2888.72</text:p>
          </table:table-cell>
          <table:table-cell office:value-type="float" office:value="7.58214" calcext:value-type="float">
            <text:p>7.58</text:p>
          </table:table-cell>
          <table:table-cell office:value-type="float" office:value="-12.0256" calcext:value-type="float">
            <text:p>-12.03</text:p>
          </table:table-cell>
          <table:table-cell office:value-type="float" office:value="-16.7993" calcext:value-type="float">
            <text:p>-16.80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732.69" calcext:value-type="float">
            <text:p>-2732.69</text:p>
          </table:table-cell>
          <table:table-cell office:value-type="float" office:value="0.193094" calcext:value-type="float">
            <text:p>0.19</text:p>
          </table:table-cell>
          <table:table-cell office:value-type="float" office:value="192.173" calcext:value-type="float">
            <text:p>192.17</text:p>
          </table:table-cell>
          <table:table-cell office:value-type="float" office:value="-4357.43" calcext:value-type="float">
            <text:p>-4357.43</text:p>
          </table:table-cell>
          <table:table-cell office:value-type="float" office:value="11.3984" calcext:value-type="float">
            <text:p>11.40</text:p>
          </table:table-cell>
          <table:table-cell office:value-type="float" office:value="12.0922" calcext:value-type="float">
            <text:p>12.09</text:p>
          </table:table-cell>
          <table:table-cell office:value-type="float" office:value="21.4599" calcext:value-type="float">
            <text:p>21.46</text:p>
          </table:table-cell>
          <table:table-cell office:value-type="float" office:value="-8.40787" calcext:value-type="float">
            <text:p>-8.41</text:p>
          </table:table-cell>
          <table:table-cell office:value-type="float" office:value="295.948" calcext:value-type="float">
            <text:p>295.95</text:p>
          </table:table-cell>
          <table:table-cell office:value-type="float" office:value="-5325.14" calcext:value-type="float">
            <text:p>-5325.14</text:p>
          </table:table-cell>
          <table:table-cell office:value-type="float" office:value="-2996.08" calcext:value-type="float">
            <text:p>-2996.08</text:p>
          </table:table-cell>
          <table:table-cell office:value-type="float" office:value="6.67753" calcext:value-type="float">
            <text:p>6.68</text:p>
          </table:table-cell>
          <table:table-cell office:value-type="float" office:value="-12.1686" calcext:value-type="float">
            <text:p>-12.17</text:p>
          </table:table-cell>
          <table:table-cell office:value-type="float" office:value="-17.919" calcext:value-type="float">
            <text:p>-17.92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3229" calcext:value-type="float">
            <text:p>-3229.00</text:p>
          </table:table-cell>
          <table:table-cell office:value-type="float" office:value="0.108383" calcext:value-type="float">
            <text:p>0.11</text:p>
          </table:table-cell>
          <table:table-cell office:value-type="float" office:value="481.041" calcext:value-type="float">
            <text:p>481.04</text:p>
          </table:table-cell>
          <table:table-cell office:value-type="float" office:value="-4353.62" calcext:value-type="float">
            <text:p>-4353.62</text:p>
          </table:table-cell>
          <table:table-cell office:value-type="float" office:value="8.72061" calcext:value-type="float">
            <text:p>8.72</text:p>
          </table:table-cell>
          <table:table-cell office:value-type="float" office:value="12.6684" calcext:value-type="float">
            <text:p>12.67</text:p>
          </table:table-cell>
          <table:table-cell office:value-type="float" office:value="19.9702" calcext:value-type="float">
            <text:p>19.97</text:p>
          </table:table-cell>
          <table:table-cell office:value-type="float" office:value="-1.24813" calcext:value-type="float">
            <text:p>-1.25</text:p>
          </table:table-cell>
          <table:table-cell office:value-type="float" office:value="295.025" calcext:value-type="float">
            <text:p>295.03</text:p>
          </table:table-cell>
          <table:table-cell office:value-type="float" office:value="-3800.38" calcext:value-type="float">
            <text:p>-3800.38</text:p>
          </table:table-cell>
          <table:table-cell office:value-type="float" office:value="-2790.13" calcext:value-type="float">
            <text:p>-2790.13</text:p>
          </table:table-cell>
          <table:table-cell office:value-type="float" office:value="7.08122" calcext:value-type="float">
            <text:p>7.08</text:p>
          </table:table-cell>
          <table:table-cell office:value-type="float" office:value="-9.68942" calcext:value-type="float">
            <text:p>-9.69</text:p>
          </table:table-cell>
          <table:table-cell office:value-type="float" office:value="-17.2468" calcext:value-type="float">
            <text:p>-17.25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3028.55" calcext:value-type="float">
            <text:p>-3028.55</text:p>
          </table:table-cell>
          <table:table-cell office:value-type="float" office:value="0.0569764" calcext:value-type="float">
            <text:p>0.06</text:p>
          </table:table-cell>
          <table:table-cell office:value-type="float" office:value="128.421" calcext:value-type="float">
            <text:p>128.42</text:p>
          </table:table-cell>
          <table:table-cell office:value-type="float" office:value="-6511.25" calcext:value-type="float">
            <text:p>-6511.25</text:p>
          </table:table-cell>
          <table:table-cell office:value-type="float" office:value="6.94893" calcext:value-type="float">
            <text:p>6.95</text:p>
          </table:table-cell>
          <table:table-cell office:value-type="float" office:value="11.757" calcext:value-type="float">
            <text:p>11.76</text:p>
          </table:table-cell>
          <table:table-cell office:value-type="float" office:value="20.3468" calcext:value-type="float">
            <text:p>20.35</text:p>
          </table:table-cell>
          <table:table-cell office:value-type="float" office:value="-18.7955" calcext:value-type="float">
            <text:p>-18.80</text:p>
          </table:table-cell>
          <table:table-cell office:value-type="float" office:value="131.785" calcext:value-type="float">
            <text:p>131.79</text:p>
          </table:table-cell>
          <table:table-cell office:value-type="float" office:value="-3656.23" calcext:value-type="float">
            <text:p>-3656.23</text:p>
          </table:table-cell>
          <table:table-cell office:value-type="float" office:value="-3020.83" calcext:value-type="float">
            <text:p>-3020.83</text:p>
          </table:table-cell>
          <table:table-cell office:value-type="float" office:value="7.47681" calcext:value-type="float">
            <text:p>7.48</text:p>
          </table:table-cell>
          <table:table-cell office:value-type="float" office:value="-8.71682" calcext:value-type="float">
            <text:p>-8.72</text:p>
          </table:table-cell>
          <table:table-cell office:value-type="float" office:value="-15.3523" calcext:value-type="float">
            <text:p>-15.35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705.45" calcext:value-type="float">
            <text:p>-2705.45</text:p>
          </table:table-cell>
          <table:table-cell office:value-type="float" office:value="0.262973" calcext:value-type="float">
            <text:p>0.26</text:p>
          </table:table-cell>
          <table:table-cell office:value-type="float" office:value="785.791" calcext:value-type="float">
            <text:p>785.79</text:p>
          </table:table-cell>
          <table:table-cell office:value-type="float" office:value="-6166.7" calcext:value-type="float">
            <text:p>-6166.70</text:p>
          </table:table-cell>
          <table:table-cell office:value-type="float" office:value="8.9329" calcext:value-type="float">
            <text:p>8.93</text:p>
          </table:table-cell>
          <table:table-cell office:value-type="float" office:value="12.5901" calcext:value-type="float">
            <text:p>12.59</text:p>
          </table:table-cell>
          <table:table-cell office:value-type="float" office:value="20.5819" calcext:value-type="float">
            <text:p>20.58</text:p>
          </table:table-cell>
          <table:table-cell office:value-type="float" office:value="-16.0125" calcext:value-type="float">
            <text:p>-16.01</text:p>
          </table:table-cell>
          <table:table-cell office:value-type="float" office:value="242.699" calcext:value-type="float">
            <text:p>242.70</text:p>
          </table:table-cell>
          <table:table-cell office:value-type="float" office:value="-4456.56" calcext:value-type="float">
            <text:p>-4456.56</text:p>
          </table:table-cell>
          <table:table-cell office:value-type="float" office:value="-2949.34" calcext:value-type="float">
            <text:p>-2949.34</text:p>
          </table:table-cell>
          <table:table-cell office:value-type="float" office:value="6.56429" calcext:value-type="float">
            <text:p>6.56</text:p>
          </table:table-cell>
          <table:table-cell office:value-type="float" office:value="-9.85938" calcext:value-type="float">
            <text:p>-9.86</text:p>
          </table:table-cell>
          <table:table-cell office:value-type="float" office:value="-17.4839" calcext:value-type="float">
            <text:p>-17.48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612.12" calcext:value-type="float">
            <text:p>-2612.12</text:p>
          </table:table-cell>
          <table:table-cell office:value-type="float" office:value="0.305818" calcext:value-type="float">
            <text:p>0.31</text:p>
          </table:table-cell>
          <table:table-cell office:value-type="float" office:value="562.396" calcext:value-type="float">
            <text:p>562.40</text:p>
          </table:table-cell>
          <table:table-cell office:value-type="float" office:value="-3422.28" calcext:value-type="float">
            <text:p>-3422.28</text:p>
          </table:table-cell>
          <table:table-cell office:value-type="float" office:value="6.44602" calcext:value-type="float">
            <text:p>6.45</text:p>
          </table:table-cell>
          <table:table-cell office:value-type="float" office:value="11.4233" calcext:value-type="float">
            <text:p>11.42</text:p>
          </table:table-cell>
          <table:table-cell office:value-type="float" office:value="22.1037" calcext:value-type="float">
            <text:p>22.10</text:p>
          </table:table-cell>
          <table:table-cell office:value-type="float" office:value="-25.5463" calcext:value-type="float">
            <text:p>-25.55</text:p>
          </table:table-cell>
          <table:table-cell office:value-type="float" office:value="288.369" calcext:value-type="float">
            <text:p>288.37</text:p>
          </table:table-cell>
          <table:table-cell office:value-type="float" office:value="-3830.5" calcext:value-type="float">
            <text:p>-3830.50</text:p>
          </table:table-cell>
          <table:table-cell office:value-type="float" office:value="-3116.71" calcext:value-type="float">
            <text:p>-3116.71</text:p>
          </table:table-cell>
          <table:table-cell office:value-type="float" office:value="6.28254" calcext:value-type="float">
            <text:p>6.28</text:p>
          </table:table-cell>
          <table:table-cell office:value-type="float" office:value="-11.3218" calcext:value-type="float">
            <text:p>-11.32</text:p>
          </table:table-cell>
          <table:table-cell office:value-type="float" office:value="-15.9374" calcext:value-type="float">
            <text:p>-15.94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3377.69" calcext:value-type="float">
            <text:p>-3377.69</text:p>
          </table:table-cell>
          <table:table-cell office:value-type="float" office:value="0.118398" calcext:value-type="float">
            <text:p>0.12</text:p>
          </table:table-cell>
          <table:table-cell office:value-type="float" office:value="185.709" calcext:value-type="float">
            <text:p>185.71</text:p>
          </table:table-cell>
          <table:table-cell office:value-type="float" office:value="-5966.79" calcext:value-type="float">
            <text:p>-5966.79</text:p>
          </table:table-cell>
          <table:table-cell office:value-type="float" office:value="12.3283" calcext:value-type="float">
            <text:p>12.33</text:p>
          </table:table-cell>
          <table:table-cell office:value-type="float" office:value="12.2249" calcext:value-type="float">
            <text:p>12.22</text:p>
          </table:table-cell>
          <table:table-cell office:value-type="float" office:value="20.4932" calcext:value-type="float">
            <text:p>20.49</text:p>
          </table:table-cell>
          <table:table-cell office:value-type="float" office:value="-1.28441" calcext:value-type="float">
            <text:p>-1.28</text:p>
          </table:table-cell>
          <table:table-cell office:value-type="float" office:value="300.975" calcext:value-type="float">
            <text:p>300.98</text:p>
          </table:table-cell>
          <table:table-cell office:value-type="float" office:value="-4113.22" calcext:value-type="float">
            <text:p>-4113.22</text:p>
          </table:table-cell>
          <table:table-cell office:value-type="float" office:value="-3160.13" calcext:value-type="float">
            <text:p>-3160.13</text:p>
          </table:table-cell>
          <table:table-cell office:value-type="float" office:value="6.96711" calcext:value-type="float">
            <text:p>6.97</text:p>
          </table:table-cell>
          <table:table-cell office:value-type="float" office:value="-9.99385" calcext:value-type="float">
            <text:p>-9.99</text:p>
          </table:table-cell>
          <table:table-cell office:value-type="float" office:value="-18.127" calcext:value-type="float">
            <text:p>-18.13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721.63" calcext:value-type="float">
            <text:p>-2721.63</text:p>
          </table:table-cell>
          <table:table-cell office:value-type="float" office:value="0.0632534" calcext:value-type="float">
            <text:p>0.06</text:p>
          </table:table-cell>
          <table:table-cell office:value-type="float" office:value="223.731" calcext:value-type="float">
            <text:p>223.73</text:p>
          </table:table-cell>
          <table:table-cell office:value-type="float" office:value="-5324.98" calcext:value-type="float">
            <text:p>-5324.98</text:p>
          </table:table-cell>
          <table:table-cell office:value-type="float" office:value="7.75193" calcext:value-type="float">
            <text:p>7.75</text:p>
          </table:table-cell>
          <table:table-cell office:value-type="float" office:value="12.4097" calcext:value-type="float">
            <text:p>12.41</text:p>
          </table:table-cell>
          <table:table-cell office:value-type="float" office:value="20.3287" calcext:value-type="float">
            <text:p>20.33</text:p>
          </table:table-cell>
          <table:table-cell office:value-type="float" office:value="-1.54156" calcext:value-type="float">
            <text:p>-1.54</text:p>
          </table:table-cell>
          <table:table-cell office:value-type="float" office:value="247.027" calcext:value-type="float">
            <text:p>247.03</text:p>
          </table:table-cell>
          <table:table-cell office:value-type="float" office:value="-3807.65" calcext:value-type="float">
            <text:p>-3807.65</text:p>
          </table:table-cell>
          <table:table-cell office:value-type="float" office:value="-3356.54" calcext:value-type="float">
            <text:p>-3356.54</text:p>
          </table:table-cell>
          <table:table-cell office:value-type="float" office:value="7.43312" calcext:value-type="float">
            <text:p>7.43</text:p>
          </table:table-cell>
          <table:table-cell office:value-type="float" office:value="-13.169" calcext:value-type="float">
            <text:p>-13.17</text:p>
          </table:table-cell>
          <table:table-cell office:value-type="float" office:value="-15.6171" calcext:value-type="float">
            <text:p>-15.62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3302.36" calcext:value-type="float">
            <text:p>-3302.36</text:p>
          </table:table-cell>
          <table:table-cell office:value-type="float" office:value="0.13543" calcext:value-type="float">
            <text:p>0.14</text:p>
          </table:table-cell>
          <table:table-cell office:value-type="float" office:value="1695.55" calcext:value-type="float">
            <text:p>1695.55</text:p>
          </table:table-cell>
          <table:table-cell office:value-type="float" office:value="-6902.06" calcext:value-type="float">
            <text:p>-6902.06</text:p>
          </table:table-cell>
          <table:table-cell office:value-type="float" office:value="10.5092" calcext:value-type="float">
            <text:p>10.51</text:p>
          </table:table-cell>
          <table:table-cell office:value-type="float" office:value="12.0228" calcext:value-type="float">
            <text:p>12.02</text:p>
          </table:table-cell>
          <table:table-cell office:value-type="float" office:value="19.9151" calcext:value-type="float">
            <text:p>19.92</text:p>
          </table:table-cell>
          <table:table-cell office:value-type="float" office:value="-20.1363" calcext:value-type="float">
            <text:p>-20.14</text:p>
          </table:table-cell>
          <table:table-cell office:value-type="float" office:value="304.831" calcext:value-type="float">
            <text:p>304.83</text:p>
          </table:table-cell>
          <table:table-cell office:value-type="float" office:value="-3754" calcext:value-type="float">
            <text:p>-3754.00</text:p>
          </table:table-cell>
          <table:table-cell office:value-type="float" office:value="-2454.87" calcext:value-type="float">
            <text:p>-2454.87</text:p>
          </table:table-cell>
          <table:table-cell office:value-type="float" office:value="6.95745" calcext:value-type="float">
            <text:p>6.96</text:p>
          </table:table-cell>
          <table:table-cell office:value-type="float" office:value="-8.25186" calcext:value-type="float">
            <text:p>-8.25</text:p>
          </table:table-cell>
          <table:table-cell office:value-type="float" office:value="-15.2599" calcext:value-type="float">
            <text:p>-15.26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/>
          <table:table-cell office:value-type="float" office:value="-2575.53" calcext:value-type="float">
            <text:p>-2575.53</text:p>
          </table:table-cell>
          <table:table-cell office:value-type="float" office:value="0.249853" calcext:value-type="float">
            <text:p>0.25</text:p>
          </table:table-cell>
          <table:table-cell office:value-type="float" office:value="1357.82" calcext:value-type="float">
            <text:p>1357.82</text:p>
          </table:table-cell>
          <table:table-cell office:value-type="float" office:value="-4827.9" calcext:value-type="float">
            <text:p>-4827.90</text:p>
          </table:table-cell>
          <table:table-cell office:value-type="float" office:value="7.13432" calcext:value-type="float">
            <text:p>7.13</text:p>
          </table:table-cell>
          <table:table-cell office:value-type="float" office:value="11.7674" calcext:value-type="float">
            <text:p>11.77</text:p>
          </table:table-cell>
          <table:table-cell office:value-type="float" office:value="20.3423" calcext:value-type="float">
            <text:p>20.34</text:p>
          </table:table-cell>
          <table:table-cell office:value-type="float" office:value="-19.3147" calcext:value-type="float">
            <text:p>-19.31</text:p>
          </table:table-cell>
          <table:table-cell office:value-type="float" office:value="279.14" calcext:value-type="float">
            <text:p>279.14</text:p>
          </table:table-cell>
          <table:table-cell office:value-type="float" office:value="-5482.47" calcext:value-type="float">
            <text:p>-5482.47</text:p>
          </table:table-cell>
          <table:table-cell office:value-type="float" office:value="-2708.54" calcext:value-type="float">
            <text:p>-2708.54</text:p>
          </table:table-cell>
          <table:table-cell office:value-type="float" office:value="7.14769" calcext:value-type="float">
            <text:p>7.15</text:p>
          </table:table-cell>
          <table:table-cell office:value-type="float" office:value="-9.38113" calcext:value-type="float">
            <text:p>-9.38</text:p>
          </table:table-cell>
          <table:table-cell office:value-type="float" office:value="-13.8511" calcext:value-type="float">
            <text:p>-13.85</text:p>
          </table:table-cell>
          <table:table-cell office:value-type="float" office:value="-18.6977" calcext:value-type="float">
            <text:p>-18.7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6:.B70])" office:value-type="float" office:value="-2871.98066666667" calcext:value-type="float">
            <text:p>-2871.98</text:p>
          </table:table-cell>
          <table:table-cell table:formula="of:=AVERAGE([.C56:.C70])" office:value-type="float" office:value="0.167137173333333" calcext:value-type="float">
            <text:p>0.17</text:p>
          </table:table-cell>
          <table:table-cell table:formula="of:=AVERAGE([.D56:.D70])" office:value-type="float" office:value="421.984593333333" calcext:value-type="float">
            <text:p>421.98</text:p>
          </table:table-cell>
          <table:table-cell table:formula="of:=AVERAGE([.E56:.E70])" office:value-type="float" office:value="-5206.62133333333" calcext:value-type="float">
            <text:p>-5206.62</text:p>
          </table:table-cell>
          <table:table-cell table:formula="of:=AVERAGE([.F56:.F70])" office:value-type="float" office:value="9.17453666666667" calcext:value-type="float">
            <text:p>9.17</text:p>
          </table:table-cell>
          <table:table-cell table:formula="of:=AVERAGE([.G56:.G70])" office:value-type="float" office:value="12.14668" calcext:value-type="float">
            <text:p>12.15</text:p>
          </table:table-cell>
          <table:table-cell table:formula="of:=AVERAGE([.H56:.H70])" office:value-type="float" office:value="20.5504066666667" calcext:value-type="float">
            <text:p>20.55</text:p>
          </table:table-cell>
          <table:table-cell table:formula="of:=AVERAGE([.I56:.I70])" office:value-type="float" office:value="-9.91768933333333" calcext:value-type="float">
            <text:p>-9.92</text:p>
          </table:table-cell>
          <table:table-cell table:formula="of:=AVERAGE([.J56:.J70])" office:value-type="float" office:value="251.531533333333" calcext:value-type="float">
            <text:p>251.53</text:p>
          </table:table-cell>
          <table:table-cell table:formula="of:=AVERAGE([.K56:.K70])" office:value-type="float" office:value="-4107.05066666667" calcext:value-type="float">
            <text:p>-4107.05</text:p>
          </table:table-cell>
          <table:table-cell table:formula="of:=AVERAGE([.L56:.L70])" office:value-type="float" office:value="-2899.32666666667" calcext:value-type="float">
            <text:p>-2899.33</text:p>
          </table:table-cell>
          <table:table-cell table:formula="of:=AVERAGE([.M56:.M70])" office:value-type="float" office:value="7.023808" calcext:value-type="float">
            <text:p>7.02</text:p>
          </table:table-cell>
          <table:table-cell table:formula="of:=AVERAGE([.N56:.N70])" office:value-type="float" office:value="-10.385864" calcext:value-type="float">
            <text:p>-10.39</text:p>
          </table:table-cell>
          <table:table-cell table:formula="of:=AVERAGE([.O56:.O70])" office:value-type="float" office:value="-16.07418" calcext:value-type="float">
            <text:p>-16.07</text:p>
          </table:table-cell>
          <table:table-cell table:formula="of:=AVERAGE([.P56:.P70])" office:value-type="float" office:value="-18.6977" calcext:value-type="float">
            <text:p>-18.70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56:.B70])" office:value-type="float" office:value="-2904.39" calcext:value-type="float">
            <text:p>-2904.39</text:p>
          </table:table-cell>
          <table:table-cell table:formula="of:=MEDIAN([.C56:.C70])" office:value-type="float" office:value="0.152818" calcext:value-type="float">
            <text:p>0.15</text:p>
          </table:table-cell>
          <table:table-cell table:formula="of:=MEDIAN([.D56:.D70])" office:value-type="float" office:value="200.189" calcext:value-type="float">
            <text:p>200.19</text:p>
          </table:table-cell>
          <table:table-cell table:formula="of:=MEDIAN([.E56:.E70])" office:value-type="float" office:value="-5324.98" calcext:value-type="float">
            <text:p>-5324.98</text:p>
          </table:table-cell>
          <table:table-cell table:formula="of:=MEDIAN([.F56:.F70])" office:value-type="float" office:value="8.9329" calcext:value-type="float">
            <text:p>8.93</text:p>
          </table:table-cell>
          <table:table-cell table:formula="of:=MEDIAN([.G56:.G70])" office:value-type="float" office:value="12.1779" calcext:value-type="float">
            <text:p>12.18</text:p>
          </table:table-cell>
          <table:table-cell table:formula="of:=MEDIAN([.H56:.H70])" office:value-type="float" office:value="20.4451" calcext:value-type="float">
            <text:p>20.45</text:p>
          </table:table-cell>
          <table:table-cell table:formula="of:=MEDIAN([.I56:.I70])" office:value-type="float" office:value="-11.6375" calcext:value-type="float">
            <text:p>-11.64</text:p>
          </table:table-cell>
          <table:table-cell table:formula="of:=MEDIAN([.J56:.J70])" office:value-type="float" office:value="288.369" calcext:value-type="float">
            <text:p>288.37</text:p>
          </table:table-cell>
          <table:table-cell table:formula="of:=MEDIAN([.K56:.K70])" office:value-type="float" office:value="-3830.5" calcext:value-type="float">
            <text:p>-3830.50</text:p>
          </table:table-cell>
          <table:table-cell table:formula="of:=MEDIAN([.L56:.L70])" office:value-type="float" office:value="-2888.72" calcext:value-type="float">
            <text:p>-2888.72</text:p>
          </table:table-cell>
          <table:table-cell table:formula="of:=MEDIAN([.M56:.M70])" office:value-type="float" office:value="7.08026" calcext:value-type="float">
            <text:p>7.08</text:p>
          </table:table-cell>
          <table:table-cell table:formula="of:=MEDIAN([.N56:.N70])" office:value-type="float" office:value="-9.85938" calcext:value-type="float">
            <text:p>-9.86</text:p>
          </table:table-cell>
          <table:table-cell table:formula="of:=MEDIAN([.O56:.O70])" office:value-type="float" office:value="-16.1451" calcext:value-type="float">
            <text:p>-16.15</text:p>
          </table:table-cell>
          <table:table-cell table:formula="of:=MEDIAN([.P56:.P70])" office:value-type="float" office:value="-18.6977" calcext:value-type="float">
            <text:p>-18.7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6:.B70])" office:value-type="float" office:value="-3377.69" calcext:value-type="float">
            <text:p>-3377.69</text:p>
          </table:table-cell>
          <table:table-cell table:formula="of:=MIN([.C56:.C70])" office:value-type="float" office:value="0.0569764" calcext:value-type="float">
            <text:p>0.06</text:p>
          </table:table-cell>
          <table:table-cell table:formula="of:=MIN([.D56:.D70])" office:value-type="float" office:value="37.8685" calcext:value-type="float">
            <text:p>37.87</text:p>
          </table:table-cell>
          <table:table-cell table:formula="of:=MIN([.E56:.E70])" office:value-type="float" office:value="-6902.06" calcext:value-type="float">
            <text:p>-6902.06</text:p>
          </table:table-cell>
          <table:table-cell table:formula="of:=MIN([.F56:.F70])" office:value-type="float" office:value="6.44602" calcext:value-type="float">
            <text:p>6.45</text:p>
          </table:table-cell>
          <table:table-cell table:formula="of:=MIN([.G56:.G70])" office:value-type="float" office:value="11.4233" calcext:value-type="float">
            <text:p>11.42</text:p>
          </table:table-cell>
          <table:table-cell table:formula="of:=MIN([.H56:.H70])" office:value-type="float" office:value="19.4769" calcext:value-type="float">
            <text:p>19.48</text:p>
          </table:table-cell>
          <table:table-cell table:formula="of:=MIN([.I56:.I70])" office:value-type="float" office:value="-25.5463" calcext:value-type="float">
            <text:p>-25.55</text:p>
          </table:table-cell>
          <table:table-cell table:formula="of:=MIN([.J56:.J70])" office:value-type="float" office:value="131.785" calcext:value-type="float">
            <text:p>131.79</text:p>
          </table:table-cell>
          <table:table-cell table:formula="of:=MIN([.K56:.K70])" office:value-type="float" office:value="-5482.47" calcext:value-type="float">
            <text:p>-5482.47</text:p>
          </table:table-cell>
          <table:table-cell table:formula="of:=MIN([.L56:.L70])" office:value-type="float" office:value="-3356.54" calcext:value-type="float">
            <text:p>-3356.54</text:p>
          </table:table-cell>
          <table:table-cell table:formula="of:=MIN([.M56:.M70])" office:value-type="float" office:value="6.28254" calcext:value-type="float">
            <text:p>6.28</text:p>
          </table:table-cell>
          <table:table-cell table:formula="of:=MIN([.N56:.N70])" office:value-type="float" office:value="-13.169" calcext:value-type="float">
            <text:p>-13.17</text:p>
          </table:table-cell>
          <table:table-cell table:formula="of:=MIN([.O56:.O70])" office:value-type="float" office:value="-18.127" calcext:value-type="float">
            <text:p>-18.13</text:p>
          </table:table-cell>
          <table:table-cell table:formula="of:=MIN([.P56:.P70])" office:value-type="float" office:value="-18.6977" calcext:value-type="float">
            <text:p>-18.7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6:.B70])" office:value-type="float" office:value="-2182.92" calcext:value-type="float">
            <text:p>-2182.92</text:p>
          </table:table-cell>
          <table:table-cell table:formula="of:=MAX([.C56:.C70])" office:value-type="float" office:value="0.305818" calcext:value-type="float">
            <text:p>0.31</text:p>
          </table:table-cell>
          <table:table-cell table:formula="of:=MAX([.D56:.D70])" office:value-type="float" office:value="1695.55" calcext:value-type="float">
            <text:p>1695.55</text:p>
          </table:table-cell>
          <table:table-cell table:formula="of:=MAX([.E56:.E70])" office:value-type="float" office:value="-3422.28" calcext:value-type="float">
            <text:p>-3422.28</text:p>
          </table:table-cell>
          <table:table-cell table:formula="of:=MAX([.F56:.F70])" office:value-type="float" office:value="12.3283" calcext:value-type="float">
            <text:p>12.33</text:p>
          </table:table-cell>
          <table:table-cell table:formula="of:=MAX([.G56:.G70])" office:value-type="float" office:value="12.6684" calcext:value-type="float">
            <text:p>12.67</text:p>
          </table:table-cell>
          <table:table-cell table:formula="of:=MAX([.H56:.H70])" office:value-type="float" office:value="22.1037" calcext:value-type="float">
            <text:p>22.10</text:p>
          </table:table-cell>
          <table:table-cell table:formula="of:=MAX([.I56:.I70])" office:value-type="float" office:value="9.96687" calcext:value-type="float">
            <text:p>9.97</text:p>
          </table:table-cell>
          <table:table-cell table:formula="of:=MAX([.J56:.J70])" office:value-type="float" office:value="304.831" calcext:value-type="float">
            <text:p>304.83</text:p>
          </table:table-cell>
          <table:table-cell table:formula="of:=MAX([.K56:.K70])" office:value-type="float" office:value="-2818.49" calcext:value-type="float">
            <text:p>-2818.49</text:p>
          </table:table-cell>
          <table:table-cell table:formula="of:=MAX([.L56:.L70])" office:value-type="float" office:value="-2454.87" calcext:value-type="float">
            <text:p>-2454.87</text:p>
          </table:table-cell>
          <table:table-cell table:formula="of:=MAX([.M56:.M70])" office:value-type="float" office:value="7.58214" calcext:value-type="float">
            <text:p>7.58</text:p>
          </table:table-cell>
          <table:table-cell table:formula="of:=MAX([.N56:.N70])" office:value-type="float" office:value="-8.25186" calcext:value-type="float">
            <text:p>-8.25</text:p>
          </table:table-cell>
          <table:table-cell table:formula="of:=MAX([.O56:.O70])" office:value-type="float" office:value="-12.9118" calcext:value-type="float">
            <text:p>-12.91</text:p>
          </table:table-cell>
          <table:table-cell table:formula="of:=MAX([.P56:.P70])" office:value-type="float" office:value="-18.6977" calcext:value-type="float">
            <text:p>-18.7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[.B74]-[.B73]" office:value-type="float" office:value="1194.77" calcext:value-type="float">
            <text:p>1194.77</text:p>
          </table:table-cell>
          <table:table-cell table:formula="of:=[.C74]-[.C73]" office:value-type="float" office:value="0.2488416" calcext:value-type="float">
            <text:p>0.25</text:p>
          </table:table-cell>
          <table:table-cell table:formula="of:=[.D74]-[.D73]" office:value-type="float" office:value="1657.6815" calcext:value-type="float">
            <text:p>1657.68</text:p>
          </table:table-cell>
          <table:table-cell table:formula="of:=[.E74]-[.E73]" office:value-type="float" office:value="3479.78" calcext:value-type="float">
            <text:p>3479.78</text:p>
          </table:table-cell>
          <table:table-cell table:formula="of:=[.F74]-[.F73]" office:value-type="float" office:value="5.88228" calcext:value-type="float">
            <text:p>5.88</text:p>
          </table:table-cell>
          <table:table-cell table:formula="of:=[.G74]-[.G73]" office:value-type="float" office:value="1.2451" calcext:value-type="float">
            <text:p>1.25</text:p>
          </table:table-cell>
          <table:table-cell table:formula="of:=[.H74]-[.H73]" office:value-type="float" office:value="2.6268" calcext:value-type="float">
            <text:p>2.63</text:p>
          </table:table-cell>
          <table:table-cell table:formula="of:=[.I74]-[.I73]" office:value-type="float" office:value="35.51317" calcext:value-type="float">
            <text:p>35.51</text:p>
          </table:table-cell>
          <table:table-cell table:formula="of:=[.J74]-[.J73]" office:value-type="float" office:value="173.046" calcext:value-type="float">
            <text:p>173.05</text:p>
          </table:table-cell>
          <table:table-cell table:formula="of:=[.K74]-[.K73]" office:value-type="float" office:value="2663.98" calcext:value-type="float">
            <text:p>2663.98</text:p>
          </table:table-cell>
          <table:table-cell table:formula="of:=[.L74]-[.L73]" office:value-type="float" office:value="901.67" calcext:value-type="float">
            <text:p>901.67</text:p>
          </table:table-cell>
          <table:table-cell table:formula="of:=[.M74]-[.M73]" office:value-type="float" office:value="1.2996" calcext:value-type="float">
            <text:p>1.30</text:p>
          </table:table-cell>
          <table:table-cell table:formula="of:=[.N74]-[.N73]" office:value-type="float" office:value="4.91714" calcext:value-type="float">
            <text:p>4.92</text:p>
          </table:table-cell>
          <table:table-cell table:formula="of:=[.O74]-[.O73]" office:value-type="float" office:value="5.2152" calcext:value-type="float">
            <text:p>5.22</text:p>
          </table:table-cell>
          <table:table-cell table:formula="of:=[.P74]-[.P7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56:.B70])" office:value-type="float" office:value="322.058611290968" calcext:value-type="float">
            <text:p>322.06</text:p>
          </table:table-cell>
          <table:table-cell table:formula="of:=STDEV([.C56:.C70])" office:value-type="float" office:value="0.0804626985492165" calcext:value-type="float">
            <text:p>0.08</text:p>
          </table:table-cell>
          <table:table-cell table:formula="of:=STDEV([.D56:.D70])" office:value-type="float" office:value="497.30597851805" calcext:value-type="float">
            <text:p>497.31</text:p>
          </table:table-cell>
          <table:table-cell table:formula="of:=STDEV([.E56:.E70])" office:value-type="float" office:value="1178.82896755253" calcext:value-type="float">
            <text:p>1178.83</text:p>
          </table:table-cell>
          <table:table-cell table:formula="of:=STDEV([.F56:.F70])" office:value-type="float" office:value="1.95275358307796" calcext:value-type="float">
            <text:p>1.95</text:p>
          </table:table-cell>
          <table:table-cell table:formula="of:=STDEV([.G56:.G70])" office:value-type="float" office:value="0.331180589924677" calcext:value-type="float">
            <text:p>0.33</text:p>
          </table:table-cell>
          <table:table-cell table:formula="of:=STDEV([.H56:.H70])" office:value-type="float" office:value="0.682923152408262" calcext:value-type="float">
            <text:p>0.68</text:p>
          </table:table-cell>
          <table:table-cell table:formula="of:=STDEV([.I56:.I70])" office:value-type="float" office:value="9.72200454152219" calcext:value-type="float">
            <text:p>9.72</text:p>
          </table:table-cell>
          <table:table-cell table:formula="of:=STDEV([.J56:.J70])" office:value-type="float" office:value="64.8302820467925" calcext:value-type="float">
            <text:p>64.83</text:p>
          </table:table-cell>
          <table:table-cell table:formula="of:=STDEV([.K56:.K70])" office:value-type="float" office:value="711.610622586605" calcext:value-type="float">
            <text:p>711.61</text:p>
          </table:table-cell>
          <table:table-cell table:formula="of:=STDEV([.L56:.L70])" office:value-type="float" office:value="227.805859659575" calcext:value-type="float">
            <text:p>227.81</text:p>
          </table:table-cell>
          <table:table-cell table:formula="of:=STDEV([.M56:.M70])" office:value-type="float" office:value="0.374690163739131" calcext:value-type="float">
            <text:p>0.37</text:p>
          </table:table-cell>
          <table:table-cell table:formula="of:=STDEV([.N56:.N70])" office:value-type="float" office:value="1.50287019063429" calcext:value-type="float">
            <text:p>1.50</text:p>
          </table:table-cell>
          <table:table-cell table:formula="of:=STDEV([.O56:.O70])" office:value-type="float" office:value="1.58561038098447" calcext:value-type="float">
            <text:p>1.59</text:p>
          </table:table-cell>
          <table:table-cell table:formula="of:=STDEV([.P56:.P70])" office:value-type="float" office:value="0" calcext:value-type="float">
            <text:p>0.00</text:p>
          </table:table-cell>
        </table:table-row>
        <table:table-row table:style-name="ro1" table:number-rows-repeated="4">
          <table:table-cell/>
          <table:table-cell table:style-name="Default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functio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189004898071" calcext:value-type="float">
            <text:p>1.14</text:p>
          </table:table-cell>
          <table:table-cell office:value-type="float" office:value="2.69155406951904" calcext:value-type="float">
            <text:p>2.69</text:p>
          </table:table-cell>
          <table:table-cell office:value-type="float" office:value="0.115807771682739" calcext:value-type="float">
            <text:p>0.12</text:p>
          </table:table-cell>
          <table:table-cell table:style-name="Default"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0663251876831" calcext:value-type="float">
            <text:p>0.53</text:p>
          </table:table-cell>
          <table:table-cell office:value-type="float" office:value="0.720403909683228" calcext:value-type="float">
            <text:p>0.72</text:p>
          </table:table-cell>
          <table:table-cell office:value-type="float" office:value="0.0890953540802002" calcext:value-type="float">
            <text:p>0.09</text:p>
          </table:table-cell>
          <table:table-cell table:style-name="Default"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6921272277832" calcext:value-type="float">
            <text:p>0.78</text:p>
          </table:table-cell>
          <table:table-cell office:value-type="float" office:value="0.679981231689453" calcext:value-type="float">
            <text:p>0.68</text:p>
          </table:table-cell>
          <table:table-cell office:value-type="float" office:value="0.10429048538208" calcext:value-type="float">
            <text:p>0.10</text:p>
          </table:table-cell>
          <table:table-cell table:style-name="Default"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0326466560364" calcext:value-type="float">
            <text:p>1.00</text:p>
          </table:table-cell>
          <table:table-cell office:value-type="float" office:value="2.12318134307861" calcext:value-type="float">
            <text:p>2.12</text:p>
          </table:table-cell>
          <table:table-cell office:value-type="float" office:value="0.12526273727417" calcext:value-type="float">
            <text:p>0.13</text:p>
          </table:table-cell>
          <table:table-cell table:style-name="Default"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58021354675" calcext:value-type="float">
            <text:p>1.08</text:p>
          </table:table-cell>
          <table:table-cell office:value-type="float" office:value="2.31023812294006" calcext:value-type="float">
            <text:p>2.31</text:p>
          </table:table-cell>
          <table:table-cell office:value-type="float" office:value="0.128782987594605" calcext:value-type="float">
            <text:p>0.13</text:p>
          </table:table-cell>
          <table:table-cell table:style-name="Default"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5690155029297" calcext:value-type="float">
            <text:p>1.46</text:p>
          </table:table-cell>
          <table:table-cell office:value-type="float" office:value="2.52311491966248" calcext:value-type="float">
            <text:p>2.52</text:p>
          </table:table-cell>
          <table:table-cell office:value-type="float" office:value="0.143473386764526" calcext:value-type="float">
            <text:p>0.14</text:p>
          </table:table-cell>
          <table:table-cell table:style-name="Default"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7460012435913" calcext:value-type="float">
            <text:p>1.67</text:p>
          </table:table-cell>
          <table:table-cell office:value-type="float" office:value="4.19969940185547" calcext:value-type="float">
            <text:p>4.20</text:p>
          </table:table-cell>
          <table:table-cell office:value-type="float" office:value="0.177751302719116" calcext:value-type="float">
            <text:p>0.18</text:p>
          </table:table-cell>
          <table:table-cell table:style-name="Default"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9987211227417" calcext:value-type="float">
            <text:p>1.60</text:p>
          </table:table-cell>
          <table:table-cell office:value-type="float" office:value="3.40546798706055" calcext:value-type="float">
            <text:p>3.41</text:p>
          </table:table-cell>
          <table:table-cell office:value-type="float" office:value="0.0975723266601563" calcext:value-type="float">
            <text:p>0.10</text:p>
          </table:table-cell>
          <table:table-cell table:style-name="Default"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869472026825" calcext:value-type="float">
            <text:p>2.09</text:p>
          </table:table-cell>
          <table:table-cell office:value-type="float" office:value="4.10007548332214" calcext:value-type="float">
            <text:p>4.10</text:p>
          </table:table-cell>
          <table:table-cell office:value-type="float" office:value="0.142354249954224" calcext:value-type="float">
            <text:p>0.14</text:p>
          </table:table-cell>
          <table:table-cell table:style-name="Default"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2031111717224" calcext:value-type="float">
            <text:p>3.02</text:p>
          </table:table-cell>
          <table:table-cell office:value-type="float" office:value="4.71896028518677" calcext:value-type="float">
            <text:p>4.72</text:p>
          </table:table-cell>
          <table:table-cell office:value-type="float" office:value="0.13025426864624" calcext:value-type="float">
            <text:p>0.13</text:p>
          </table:table-cell>
          <table:table-cell table:style-name="Default"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5916213989258" calcext:value-type="float">
            <text:p>3.56</text:p>
          </table:table-cell>
          <table:table-cell office:value-type="float" office:value="8.33504939079285" calcext:value-type="float">
            <text:p>8.34</text:p>
          </table:table-cell>
          <table:table-cell office:value-type="float" office:value="0.208316802978516" calcext:value-type="float">
            <text:p>0.21</text:p>
          </table:table-cell>
          <table:table-cell table:style-name="Default"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8153233528137" calcext:value-type="float">
            <text:p>1.48</text:p>
          </table:table-cell>
          <table:table-cell office:value-type="float" office:value="2.70177412033081" calcext:value-type="float">
            <text:p>2.70</text:p>
          </table:table-cell>
          <table:table-cell office:value-type="float" office:value="0.151082992553711" calcext:value-type="float">
            <text:p>0.15</text:p>
          </table:table-cell>
          <table:table-cell table:style-name="Default"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5754995346069" calcext:value-type="float">
            <text:p>3.06</text:p>
          </table:table-cell>
          <table:table-cell office:value-type="float" office:value="5.54481101036072" calcext:value-type="float">
            <text:p>5.54</text:p>
          </table:table-cell>
          <table:table-cell office:value-type="float" office:value="0.138546943664551" calcext:value-type="float">
            <text:p>0.14</text:p>
          </table:table-cell>
          <table:table-cell table:style-name="Default"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6820735931396" calcext:value-type="float">
            <text:p>1.47</text:p>
          </table:table-cell>
          <table:table-cell office:value-type="float" office:value="3.64938974380493" calcext:value-type="float">
            <text:p>3.65</text:p>
          </table:table-cell>
          <table:table-cell office:value-type="float" office:value="0.139249086380005" calcext:value-type="float">
            <text:p>0.14</text:p>
          </table:table-cell>
          <table:table-cell table:style-name="Default"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5458378791809" calcext:value-type="float">
            <text:p>6.05</text:p>
          </table:table-cell>
          <table:table-cell office:value-type="float" office:value="12.5492210388184" calcext:value-type="float">
            <text:p>12.55</text:p>
          </table:table-cell>
          <table:table-cell office:value-type="float" office:value="0.265248537063599" calcext:value-type="float">
            <text:p>0.27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2:19:58.216396066</meta:creation-date>
    <dc:date>2016-11-08T15:34:12.697197139</dc:date>
    <meta:editing-duration>PT1H13M2S</meta:editing-duration>
    <meta:editing-cycles>1</meta:editing-cycles>
    <meta:document-statistic meta:table-count="1" meta:cell-count="1079" meta:object-count="0"/>
    <meta:generator>LibreOffice/5.1.4.2$Linux_X86_64 LibreOffice_project/10m0$Build-2</meta:generator>
  </office:meta>
</office:document-meta>
</file>